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Contents_20_1">
      <style:paragraph-properties fo:line-height="150%" fo:text-align="justify" style:justify-single-word="false">
        <style:tab-stops>
          <style:tab-stop style:position="6.6929in" style:type="right" style:leader-style="dotted" style:leader-text="."/>
        </style:tab-stops>
      </style:paragraph-properties>
    </style:style>
    <style:style style:name="P2" style:family="paragraph" style:parent-style-name="Contents_20_2">
      <style:paragraph-properties fo:line-height="150%" fo:text-align="justify" style:justify-single-word="false">
        <style:tab-stops>
          <style:tab-stop style:position="6.4965in"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officeooo:paragraph-rsid="000f27b8"/>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officeooo:paragraph-rsid="0020ebc8"/>
    </style:style>
    <style:style style:name="P6" style:family="paragraph" style:parent-style-name="Contents_20_Heading">
      <style:paragraph-properties fo:line-height="150%" fo:text-align="justify" style:justify-single-word="false"/>
      <style:text-properties style:font-name="Times New Roman"/>
    </style:style>
    <style:style style:name="P7" style:family="paragraph" style:parent-style-name="Text_20_body">
      <style:paragraph-properties fo:line-height="150%" fo:text-align="justify" style:justify-single-word="false"/>
      <style:text-properties style:font-name="Times New Roman"/>
    </style:style>
    <style:style style:name="P8" style:family="paragraph" style:parent-style-name="Text_20_body">
      <style:paragraph-properties fo:line-height="150%" fo:text-align="justify" style:justify-single-word="false"/>
      <style:text-properties style:font-name="Times New Roman" officeooo:paragraph-rsid="0004abf2"/>
    </style:style>
    <style:style style:name="P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045e06" style:font-size-asian="12pt" style:font-size-complex="12pt"/>
    </style:style>
    <style:style style:name="P11" style:family="paragraph" style:parent-style-name="Text_20_body">
      <style:paragraph-properties fo:line-height="150%" fo:text-align="justify" style:justify-single-word="false"/>
      <style:text-properties style:font-name="Times New Roman" fo:font-size="12pt" officeooo:paragraph-rsid="0004abf2" style:font-size-asian="12pt" style:font-size-complex="12pt"/>
    </style:style>
    <style:style style:name="P12" style:family="paragraph" style:parent-style-name="Text_20_body">
      <style:paragraph-properties fo:line-height="150%" fo:text-align="justify" style:justify-single-word="false"/>
      <style:text-properties style:font-name="Times New Roman" fo:font-size="12pt" officeooo:rsid="0004abf2"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rsid="0004f551" officeooo:paragraph-rsid="0006741d" style:font-size-asian="12pt" style:font-size-complex="12pt"/>
    </style:style>
    <style:style style:name="P14" style:family="paragraph" style:parent-style-name="Heading">
      <style:paragraph-properties fo:line-height="150%" fo:text-align="justify" style:justify-single-word="false"/>
      <style:text-properties style:font-name="Times New Roman"/>
    </style:style>
    <style:style style:name="P15" style:family="paragraph" style:parent-style-name="Heading">
      <style:paragraph-properties fo:line-height="150%" fo:text-align="justify" style:justify-single-word="false"/>
      <style:text-properties style:font-name="Times New Roman" officeooo:paragraph-rsid="0010c0d3"/>
    </style:style>
    <style:style style:name="P16" style:family="paragraph" style:parent-style-name="Contents_20_1">
      <style:paragraph-properties fo:line-height="150%" fo:text-align="justify" style:justify-single-word="false">
        <style:tab-stops>
          <style:tab-stop style:position="6.6929in" style:type="right" style:leader-style="dotted" style:leader-text="."/>
        </style:tab-stops>
      </style:paragraph-properties>
    </style:style>
    <style:style style:name="P17" style:family="paragraph" style:parent-style-name="Contents_20_2">
      <style:paragraph-properties fo:line-height="150%" fo:text-align="justify" style:justify-single-word="false">
        <style:tab-stops>
          <style:tab-stop style:position="6.4965in" style:type="right" style:leader-style="dotted" style:leader-text="."/>
        </style:tab-stops>
      </style:paragraph-properties>
    </style:style>
    <style:style style:name="P18" style:family="paragraph" style:parent-style-name="Contents_20_Heading">
      <style:paragraph-properties fo:line-height="150%" fo:text-align="justify" style:justify-single-word="false"/>
      <style:text-properties style:font-name="Times New Roman"/>
    </style:style>
    <style:style style:name="P19" style:family="paragraph" style:parent-style-name="Heading_20_1">
      <style:paragraph-properties fo:line-height="150%" fo:text-align="justify" style:justify-single-word="false"/>
      <style:text-properties style:font-name="Times New Roman"/>
    </style:style>
    <style:style style:name="P20" style:family="paragraph" style:parent-style-name="Heading_20_1">
      <style:paragraph-properties fo:line-height="150%" fo:text-align="justify" style:justify-single-word="false"/>
      <style:text-properties style:font-name="Times New Roman" officeooo:paragraph-rsid="0025f196"/>
    </style:style>
    <style:style style:name="P21" style:family="paragraph" style:parent-style-name="Heading_20_2">
      <style:paragraph-properties fo:line-height="150%" fo:text-align="justify" style:justify-single-word="false"/>
      <style:text-properties style:font-name="Times New Roman"/>
    </style:style>
    <style:style style:name="P22" style:family="paragraph" style:parent-style-name="Standard">
      <style:paragraph-properties fo:line-height="150%" fo:text-align="justify" style:justify-single-word="false"/>
      <style:text-properties style:font-name="Times New Roman" officeooo:paragraph-rsid="0006741d"/>
    </style:style>
    <style:style style:name="P23" style:family="paragraph" style:parent-style-name="Standard">
      <style:paragraph-properties fo:line-height="150%" fo:text-align="justify" style:justify-single-word="false"/>
      <style:text-properties style:font-name="Times New Roman" fo:font-size="12pt" officeooo:rsid="0004f551" officeooo:paragraph-rsid="0006741d"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004f551" officeooo:paragraph-rsid="0025f196" style:font-size-asian="12pt" style:font-size-complex="12pt"/>
    </style:style>
    <style:style style:name="P25" style:family="paragraph" style:parent-style-name="Standard">
      <style:paragraph-properties fo:line-height="150%" fo:text-align="justify" style:justify-single-word="false"/>
      <style:text-properties officeooo:paragraph-rsid="0025f196"/>
    </style:style>
    <style:style style:name="P2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officeooo:paragraph-rsid="0004abf2" style:font-size-asian="12pt" style:font-size-complex="12pt"/>
    </style:style>
    <style:style style:name="P28" style:family="paragraph" style:parent-style-name="Standard">
      <style:paragraph-properties fo:line-height="150%" fo:text-align="justify" style:justify-single-word="false"/>
      <style:text-properties style:font-name="Times New Roman" fo:font-size="12pt" officeooo:rsid="0004abf2" officeooo:paragraph-rsid="0004abf2" style:font-size-asian="12pt" style:font-size-complex="12pt"/>
    </style:style>
    <style:style style:name="P29" style:family="paragraph" style:parent-style-name="Standard">
      <style:paragraph-properties fo:line-height="150%" fo:text-align="justify" style:justify-single-word="false"/>
      <style:text-properties style:font-name="Times New Roman" officeooo:paragraph-rsid="0008fa56"/>
    </style:style>
    <style:style style:name="P30" style:family="paragraph" style:parent-style-name="Text_20_body" style:list-style-name="L1">
      <style:paragraph-properties fo:line-height="150%" fo:text-align="justify" style:justify-single-word="false"/>
      <style:text-properties officeooo:paragraph-rsid="0008fa56"/>
    </style:style>
    <style:style style:name="P31" style:family="paragraph" style:parent-style-name="Text_20_body" style:list-style-name="L1">
      <style:paragraph-properties fo:line-height="150%" fo:text-align="justify" style:justify-single-word="false"/>
    </style:style>
    <style:style style:name="P32" style:family="paragraph" style:parent-style-name="Text_20_body" style:list-style-name="L2">
      <style:paragraph-properties fo:line-height="150%" fo:text-align="justify" style:justify-single-word="false"/>
    </style:style>
    <style:style style:name="P33" style:family="paragraph" style:parent-style-name="Text_20_body" style:list-style-name="L3">
      <style:paragraph-properties fo:line-height="150%" fo:text-align="justify" style:justify-single-word="false"/>
    </style:style>
    <style:style style:name="P34" style:family="paragraph" style:parent-style-name="Text_20_body" style:list-style-name="L4">
      <style:paragraph-properties fo:line-height="150%" fo:text-align="justify" style:justify-single-word="false"/>
    </style:style>
    <style:style style:name="P35" style:family="paragraph" style:parent-style-name="Text_20_body" style:list-style-name="L7">
      <style:paragraph-properties fo:line-height="150%" fo:text-align="justify" style:justify-single-word="false"/>
    </style:style>
    <style:style style:name="P36" style:family="paragraph" style:parent-style-name="Text_20_body" style:list-style-name="L11">
      <style:paragraph-properties fo:line-height="150%" fo:text-align="justify" style:justify-single-word="false"/>
    </style:style>
    <style:style style:name="P37" style:family="paragraph" style:parent-style-name="Text_20_body">
      <style:paragraph-properties fo:line-height="150%" fo:text-align="justify" style:justify-single-word="false"/>
      <style:text-properties style:font-name="Times New Roman" fo:font-size="12pt" officeooo:rsid="0004abf2" officeooo:paragraph-rsid="000774f4"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officeooo:rsid="0004abf2" officeooo:paragraph-rsid="0008fa56"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officeooo:rsid="0004abf2" officeooo:paragraph-rsid="0004abf2"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officeooo:paragraph-rsid="0004abf2" style:font-size-asian="12pt" style:font-size-complex="12pt"/>
    </style:style>
    <style:style style:name="P41" style:family="paragraph" style:parent-style-name="Text_20_body">
      <style:paragraph-properties fo:line-height="150%" fo:text-align="justify" style:justify-single-word="false"/>
      <style:text-properties style:font-name="Times New Roman" fo:font-size="12pt" fo:font-style="normal" officeooo:rsid="0004abf2" officeooo:paragraph-rsid="0004abf2" style:font-size-asian="12pt" style:font-style-asian="normal" style:font-size-complex="12pt" style:font-style-complex="normal"/>
    </style:style>
    <style:style style:name="P42" style:family="paragraph" style:parent-style-name="Text_20_body">
      <style:paragraph-properties fo:line-height="150%" fo:text-align="justify" style:justify-single-word="false"/>
      <style:text-properties style:font-name="Times New Roman"/>
    </style:style>
    <style:style style:name="P43" style:family="paragraph" style:parent-style-name="Text_20_body">
      <style:paragraph-properties fo:line-height="150%" fo:text-align="justify" style:justify-single-word="false"/>
      <style:text-properties style:font-name="Times New Roman" officeooo:paragraph-rsid="0008fa56"/>
    </style:style>
    <style:style style:name="P44" style:family="paragraph" style:parent-style-name="Text_20_body">
      <style:paragraph-properties fo:line-height="150%" fo:text-align="justify" style:justify-single-word="false"/>
      <style:text-properties style:font-name="Times New Roman" officeooo:paragraph-rsid="001b0b3d"/>
    </style:style>
    <style:style style:name="P45" style:family="paragraph" style:parent-style-name="Text_20_body">
      <style:paragraph-properties fo:line-height="150%" fo:text-align="justify" style:justify-single-word="false"/>
      <style:text-properties style:font-name="Times New Roman" officeooo:paragraph-rsid="0004abf2"/>
    </style:style>
    <style:style style:name="P46" style:family="paragraph" style:parent-style-name="Text_20_body" style:list-style-name="L5">
      <style:paragraph-properties fo:line-height="150%" fo:text-align="justify" style:justify-single-word="false"/>
      <style:text-properties style:font-name="Times New Roman"/>
    </style:style>
    <style:style style:name="P47" style:family="paragraph" style:parent-style-name="Text_20_body" style:list-style-name="L6">
      <style:paragraph-properties fo:line-height="150%" fo:text-align="justify" style:justify-single-word="false"/>
      <style:text-properties style:font-name="Times New Roman"/>
    </style:style>
    <style:style style:name="P48" style:family="paragraph" style:parent-style-name="Text_20_body" style:list-style-name="L8">
      <style:paragraph-properties fo:line-height="150%" fo:text-align="justify" style:justify-single-word="false"/>
      <style:text-properties style:font-name="Times New Roman"/>
    </style:style>
    <style:style style:name="P49" style:family="paragraph" style:parent-style-name="Text_20_body" style:list-style-name="L9">
      <style:paragraph-properties fo:line-height="150%" fo:text-align="justify" style:justify-single-word="false"/>
      <style:text-properties style:font-name="Times New Roman"/>
    </style:style>
    <style:style style:name="P50" style:family="paragraph" style:parent-style-name="Text_20_body" style:list-style-name="L10">
      <style:paragraph-properties fo:line-height="150%" fo:text-align="justify" style:justify-single-word="false"/>
      <style:text-properties style:font-name="Times New Roman"/>
    </style:style>
    <style:style style:name="T1" style:family="text">
      <style:text-properties officeooo:rsid="0004abf2"/>
    </style:style>
    <style:style style:name="T2" style:family="text">
      <style:text-properties style:font-name="Times New Roman"/>
    </style:style>
    <style:style style:name="T3" style:family="text">
      <style:text-properties style:font-name="Times New Roman" fo:font-size="12pt" officeooo:rsid="0008fa56" style:font-size-asian="12pt" style:font-size-complex="12pt"/>
    </style:style>
    <style:style style:name="T4" style:family="text">
      <style:text-properties style:font-name="Times New Roman" fo:font-size="12pt" officeooo:rsid="000b85aa" style:font-size-asian="12pt" style:font-size-complex="12pt"/>
    </style:style>
    <style:style style:name="T5" style:family="text">
      <style:text-properties style:font-name="Times New Roman" fo:font-size="12pt" officeooo:rsid="0025f196" style:font-size-asian="12pt" style:font-size-complex="12pt"/>
    </style:style>
    <style:style style:name="T6" style:family="text">
      <style:text-properties style:font-name="Times New Roman" fo:font-size="12pt" fo:font-style="italic" officeooo:rsid="000b85aa" style:font-size-asian="12pt" style:font-style-asian="italic" style:font-size-complex="12pt" style:font-style-complex="italic"/>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officeooo:rsid="001c24a6" style:font-weight-asian="normal" style:font-weight-complex="normal"/>
    </style:style>
    <style:style style:name="T9" style:family="text">
      <style:text-properties style:font-name="Times New Roman" officeooo:rsid="000b85aa"/>
    </style:style>
    <style:style style:name="T10" style:family="text">
      <style:text-properties style:font-name="Times New Roman" officeooo:rsid="000c54e8"/>
    </style:style>
    <style:style style:name="T11" style:family="text">
      <style:text-properties style:font-name="Times New Roman" officeooo:rsid="000f27b8"/>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normal" officeooo:rsid="000f27b8" style:font-style-asian="normal" style:font-style-complex="normal"/>
    </style:style>
    <style:style style:name="T14" style:family="text">
      <style:text-properties style:font-name="Times New Roman" fo:font-style="normal" officeooo:rsid="0011d41a" style:font-style-asian="normal" style:font-style-complex="normal"/>
    </style:style>
    <style:style style:name="T15" style:family="text">
      <style:text-properties style:font-name="Times New Roman" fo:font-style="normal" officeooo:rsid="0025f196" style:font-style-asian="normal" style:font-style-complex="normal"/>
    </style:style>
    <style:style style:name="T16" style:family="text">
      <style:text-properties style:font-name="Times New Roman" fo:font-style="italic" officeooo:rsid="000f27b8" style:font-style-asian="italic" style:font-style-complex="italic"/>
    </style:style>
    <style:style style:name="T17" style:family="text">
      <style:text-properties style:font-name="Times New Roman" officeooo:rsid="001c24a6"/>
    </style:style>
    <style:style style:name="T18" style:family="text">
      <style:text-properties style:font-name="Times New Roman" officeooo:rsid="0004abf2"/>
    </style:style>
    <style:style style:name="T19" style:family="text">
      <style:text-properties style:font-name="Times New Roman" officeooo:rsid="0020ebc8"/>
    </style:style>
    <style:style style:name="T20" style:family="text">
      <style:text-properties style:font-name="Times New Roman" officeooo:rsid="0025f196"/>
    </style:style>
    <style:style style:name="T21" style:family="text">
      <style:text-properties fo:font-style="italic" officeooo:rsid="000f27b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0f27b8" style:font-style-asian="normal" style:font-style-complex="normal"/>
    </style:style>
    <style:style style:name="T24" style:family="text">
      <style:text-properties fo:font-style="normal" officeooo:rsid="0011d41a" style:font-style-asian="normal" style:font-style-complex="normal"/>
    </style:style>
    <style:style style:name="T25" style:family="text">
      <style:text-properties fo:font-style="normal" officeooo:rsid="0025f196" style:font-style-asian="normal" style:font-style-complex="normal"/>
    </style:style>
    <style:style style:name="T26" style:family="text">
      <style:text-properties officeooo:rsid="0008fa56"/>
    </style:style>
    <style:style style:name="T27" style:family="text">
      <style:text-properties fo:font-size="12pt" officeooo:rsid="0008fa56" style:font-size-asian="12pt" style:font-size-complex="12pt"/>
    </style:style>
    <style:style style:name="T28" style:family="text">
      <style:text-properties fo:font-size="12pt" officeooo:rsid="000b85aa" style:font-size-asian="12pt" style:font-size-complex="12pt"/>
    </style:style>
    <style:style style:name="T29" style:family="text">
      <style:text-properties fo:font-size="12pt" officeooo:rsid="0004f551" style:font-size-asian="12pt" style:font-size-complex="12pt"/>
    </style:style>
    <style:style style:name="T30" style:family="text">
      <style:text-properties fo:font-size="12pt" officeooo:rsid="0025f196" style:font-size-asian="12pt" style:font-size-complex="12pt"/>
    </style:style>
    <style:style style:name="T31" style:family="text">
      <style:text-properties fo:font-size="12pt" fo:font-style="italic" officeooo:rsid="000b85aa" style:font-size-asian="12pt" style:font-style-asian="italic" style:font-size-complex="12pt" style:font-style-complex="italic"/>
    </style:style>
    <style:style style:name="T32" style:family="text">
      <style:text-properties fo:font-weight="normal" style:font-weight-asian="normal" style:font-weight-complex="normal"/>
    </style:style>
    <style:style style:name="T33" style:family="text">
      <style:text-properties fo:font-weight="normal" officeooo:rsid="001c24a6" style:font-weight-asian="normal" style:font-weight-complex="normal"/>
    </style:style>
    <style:style style:name="T34" style:family="text">
      <style:text-properties officeooo:rsid="000b85aa"/>
    </style:style>
    <style:style style:name="T35" style:family="text">
      <style:text-properties officeooo:rsid="000c54e8"/>
    </style:style>
    <style:style style:name="T36" style:family="text">
      <style:text-properties officeooo:rsid="000d6761"/>
    </style:style>
    <style:style style:name="T37" style:family="text">
      <style:text-properties officeooo:rsid="000f27b8"/>
    </style:style>
    <style:style style:name="T38" style:family="text">
      <style:text-properties officeooo:rsid="001a1994"/>
    </style:style>
    <style:style style:name="T39" style:family="text">
      <style:text-properties officeooo:rsid="0010c0d3"/>
    </style:style>
    <style:style style:name="T40" style:family="text">
      <style:text-properties officeooo:rsid="0018bf15"/>
    </style:style>
    <style:style style:name="T41" style:family="text">
      <style:text-properties officeooo:rsid="001c24a6"/>
    </style:style>
    <style:style style:name="T42" style:family="text">
      <style:text-properties officeooo:rsid="0020ebc8"/>
    </style:style>
    <style:style style:name="T43" style:family="text">
      <style:text-properties officeooo:rsid="0025f196"/>
    </style:style>
    <style:style style:name="T44" style:family="text">
      <style:text-properties style:font-name="Times New Roman"/>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officeooo:rsid="001c24a6" style:font-weight-asian="normal" style:font-weight-complex="normal"/>
    </style:style>
    <style:style style:name="T47" style:family="text">
      <style:text-properties style:font-name="Times New Roman" officeooo:rsid="0020ebc8"/>
    </style:style>
    <style:style style:name="T48" style:family="text">
      <style:text-properties style:font-name="Times New Roman" officeooo:rsid="001c24a6"/>
    </style:style>
    <style:style style:name="T49" style:family="text">
      <style:text-properties style:font-name="Times New Roman" officeooo:rsid="0004abf2"/>
    </style:style>
    <style:style style:name="T50" style:family="text">
      <style:text-properties style:font-name="Times New Roman" fo:font-size="12pt" officeooo:rsid="0008fa56" style:font-size-asian="12pt" style:font-size-complex="12pt"/>
    </style:style>
    <style:style style:name="T51" style:family="text">
      <style:text-properties style:font-name="Times New Roman" fo:font-size="12pt" officeooo:rsid="0025f196" style:font-size-asian="12pt" style:font-size-complex="12pt"/>
    </style:style>
    <style:style style:name="T52" style:family="text">
      <style:text-properties style:font-name="Times New Roman" fo:font-size="12pt" officeooo:rsid="000b85aa" style:font-size-asian="12pt" style:font-size-complex="12pt"/>
    </style:style>
    <style:style style:name="T53" style:family="text">
      <style:text-properties style:font-name="Times New Roman" fo:font-size="12pt" officeooo:rsid="0004f551" style:font-size-asian="12pt" style:font-size-complex="12pt"/>
    </style:style>
    <style:style style:name="T54" style:family="text">
      <style:text-properties style:font-name="Times New Roman" fo:font-size="12pt" fo:font-style="italic" officeooo:rsid="000b85aa" style:font-size-asian="12pt" style:font-style-asian="italic" style:font-size-complex="12pt" style:font-style-complex="italic"/>
    </style:style>
    <style:style style:name="T55" style:family="text">
      <style:text-properties style:font-name="Times New Roman" officeooo:rsid="000b85aa"/>
    </style:style>
    <style:style style:name="T56" style:family="text">
      <style:text-properties style:font-name="Times New Roman" officeooo:rsid="000c54e8"/>
    </style:style>
    <style:style style:name="T57" style:family="text">
      <style:text-properties style:font-name="Times New Roman" officeooo:rsid="0025f196"/>
    </style:style>
    <style:style style:name="T58" style:family="text">
      <style:text-properties style:font-name="Times New Roman" officeooo:rsid="000f27b8"/>
    </style:style>
    <style:style style:name="T59" style:family="text">
      <style:text-properties style:font-name="Times New Roman" fo:font-style="normal" style:font-style-asian="normal" style:font-style-complex="normal"/>
    </style:style>
    <style:style style:name="T60" style:family="text">
      <style:text-properties style:font-name="Times New Roman" fo:font-style="normal" officeooo:rsid="000f27b8" style:font-style-asian="normal" style:font-style-complex="normal"/>
    </style:style>
    <style:style style:name="T61" style:family="text">
      <style:text-properties style:font-name="Times New Roman" fo:font-style="normal" officeooo:rsid="0025f196" style:font-style-asian="normal" style:font-style-complex="normal"/>
    </style:style>
    <style:style style:name="T62" style:family="text">
      <style:text-properties style:font-name="Times New Roman" fo:font-style="normal" officeooo:rsid="0011d41a" style:font-style-asian="normal" style:font-style-complex="normal"/>
    </style:style>
    <style:style style:name="T63" style:family="text">
      <style:text-properties style:font-name="Times New Roman" fo:font-style="italic" officeooo:rsid="000f27b8"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Cuprins</text:p>
          </text:index-title>
          <text:p text:style-name="P16"><text:a xlink:type="simple" xlink:href="#__RefHeading___Toc2313_1585336332" text:style-name="Index_20_Link" text:visited-style-name="Index_20_Link"><text:span text:style-name="T2">Introducere<text:tab/>1</text:span></text:a></text:p>
          <text:p text:style-name="P16"><text:a xlink:type="simple" xlink:href="#__RefHeading___Toc2315_1585336332" text:style-name="Index_20_Link" text:visited-style-name="Index_20_Link"><text:span text:style-name="T2">Capitolul I: Teoria transformării digitale<text:tab/>2</text:span></text:a></text:p>
          <text:p text:style-name="P17"><text:a xlink:type="simple" xlink:href="#__RefHeading___Toc2317_1585336332" text:style-name="Index_20_Link" text:visited-style-name="Index_20_Link"><text:span text:style-name="T2">I.1. Definiția transformării digitale<text:tab/>2</text:span></text:a></text:p>
          <text:p text:style-name="P17"><text:a xlink:type="simple" xlink:href="#__RefHeading___Toc2319_1585336332" text:style-name="Index_20_Link" text:visited-style-name="Index_20_Link"><text:span text:style-name="T2">I.2. Importanța transformării digitale în educație<text:tab/>3</text:span></text:a></text:p>
          <text:p text:style-name="P17"><text:a xlink:type="simple" xlink:href="#__RefHeading___Toc2321_1585336332" text:style-name="Index_20_Link" text:visited-style-name="Index_20_Link"><text:span text:style-name="T2">I.3. Impactul transformării digitale asupra procesului educațional<text:tab/>4</text:span></text:a></text:p>
          <text:p text:style-name="P16"><text:a xlink:type="simple" xlink:href="#__RefHeading___Toc2323_1585336332" text:style-name="Index_20_Link" text:visited-style-name="Index_20_Link"><text:span text:style-name="T2">Capitolul II: Tehnologii utilizate<text:tab/>5</text:span></text:a></text:p>
          <text:p text:style-name="P17"><text:a xlink:type="simple" xlink:href="#__RefHeading___Toc2325_1585336332" text:style-name="Index_20_Link" text:visited-style-name="Index_20_Link"><text:span text:style-name="T2">II.1. Framework-uri și limbaje de programare<text:tab/>5</text:span></text:a></text:p>
          <text:p text:style-name="P17"><text:a xlink:type="simple" xlink:href="#__RefHeading___Toc2327_1585336332" text:style-name="Index_20_Link" text:visited-style-name="Index_20_Link"><text:span text:style-name="T2">II.2. Arhitectura aplicației<text:tab/>6</text:span></text:a></text:p>
          <text:p text:style-name="P17"><text:a xlink:type="simple" xlink:href="#__RefHeading___Toc2329_1585336332" text:style-name="Index_20_Link" text:visited-style-name="Index_20_Link"><text:span text:style-name="T2">II.3. Baza de date și managementul datelor<text:tab/>7</text:span></text:a></text:p>
          <text:p text:style-name="P16"><text:a xlink:type="simple" xlink:href="#__RefHeading___Toc2331_1585336332" text:style-name="Index_20_Link" text:visited-style-name="Index_20_Link"><text:span text:style-name="T2">Capitolul III: Aplicația software<text:tab/>8</text:span></text:a></text:p>
          <text:p text:style-name="P17"><text:a xlink:type="simple" xlink:href="#__RefHeading___Toc2333_1585336332" text:style-name="Index_20_Link" text:visited-style-name="Index_20_Link"><text:span text:style-name="T2">III.1. Funcționalități pentru Admin<text:tab/>9</text:span></text:a></text:p>
          <text:p text:style-name="P17"><text:a xlink:type="simple" xlink:href="#__RefHeading___Toc2335_1585336332" text:style-name="Index_20_Link" text:visited-style-name="Index_20_Link"><text:span text:style-name="T2">III.2. Funcționalități pentru Student<text:tab/>10</text:span></text:a></text:p>
          <text:p text:style-name="P17"><text:a xlink:type="simple" xlink:href="#__RefHeading___Toc2337_1585336332" text:style-name="Index_20_Link" text:visited-style-name="Index_20_Link"><text:span text:style-name="T2">III.3. Funcționalități pentru Profesor și Companie<text:tab/>11</text:span></text:a></text:p>
          <text:p text:style-name="P16"><text:a xlink:type="simple" xlink:href="#__RefHeading___Toc2339_1585336332" text:style-name="Index_20_Link" text:visited-style-name="Index_20_Link"><text:span text:style-name="T2">Capitolul IV: Analiza competitivă<text:tab/>13</text:span></text:a></text:p>
          <text:p text:style-name="P17"><text:a xlink:type="simple" xlink:href="#__RefHeading___Toc2341_1585336332" text:style-name="Index_20_Link" text:visited-style-name="Index_20_Link"><text:span text:style-name="T2">IV.1. Soluții existente pe piață<text:tab/>13</text:span></text:a></text:p>
          <text:p text:style-name="P17"><text:a xlink:type="simple" xlink:href="#__RefHeading___Toc2343_1585336332" text:style-name="Index_20_Link" text:visited-style-name="Index_20_Link"><text:span text:style-name="T2">IV.2. Impactul aplicației propuse asupra pieței și utilizatorilor<text:tab/>14</text:span></text:a></text:p>
          <text:p text:style-name="P16"><text:a xlink:type="simple" xlink:href="#__RefHeading___Toc2345_1585336332" text:style-name="Index_20_Link" text:visited-style-name="Index_20_Link"><text:span text:style-name="T2">Capitolul V: Evaluarea și testarea aplicației<text:tab/>15</text:span></text:a></text:p>
          <text:p text:style-name="P17"><text:a xlink:type="simple" xlink:href="#__RefHeading___Toc2347_1585336332" text:style-name="Index_20_Link" text:visited-style-name="Index_20_Link"><text:span text:style-name="T2">V.1. Rezultatele testării<text:tab/>15</text:span></text:a></text:p>
          <text:p text:style-name="P17"><text:a xlink:type="simple" xlink:href="#__RefHeading___Toc2349_1585336332" text:style-name="Index_20_Link" text:visited-style-name="Index_20_Link"><text:span text:style-name="T2">V.2. Îmbunătățiri propuse<text:tab/>16</text:span></text:a></text:p>
          <text:p text:style-name="P17"><text:a xlink:type="simple" xlink:href="#__RefHeading___Toc2351_1585336332" text:style-name="Index_20_Link" text:visited-style-name="Index_20_Link"><text:span text:style-name="T2">V.3. Extindere<text:tab/>17</text:span></text:a></text:p>
          <text:p text:style-name="P16"><text:a xlink:type="simple" xlink:href="#__RefHeading___Toc2353_1585336332" text:style-name="Index_20_Link" text:visited-style-name="Index_20_Link"><text:span text:style-name="T2">Concluzii<text:tab/>17</text:span></text:a></text:p>
          <text:p text:style-name="P16"><text:a xlink:type="simple" xlink:href="#__RefHeading___Toc2355_1585336332" text:style-name="Index_20_Link" text:visited-style-name="Index_20_Link"><text:span text:style-name="T2">Bibliografie<text:tab/>18</text:span></text:a></text:p>
          <text:p text:style-name="P16"><text:a xlink:type="simple" xlink:href="#__RefHeading___Toc2357_1585336332" text:style-name="Index_20_Link" text:visited-style-name="Index_20_Link"><text:span text:style-name="T2">Anexe<text:tab/>18</text:span></text:a></text:p>
        </text:index-body>
      </text:table-of-content>
      <text:p text:style-name="P9"/>
      <text:p text:style-name="P9"/>
      <text:p text:style-name="P9"/>
      <text:p text:style-name="P9"/>
      <text:p text:style-name="P9"/>
      <text:p text:style-name="P9"/>
      <text:p text:style-name="P9"/>
      <text:p text:style-name="P9"/>
      <text:p text:style-name="P9"/>
      <text:p text:style-name="P9"/>
      <text:h text:style-name="P19" text:outline-level="1"><text:bookmark-start text:name="__RefHeading___Toc2313_1585336332"/><text:soft-page-break/>Introducere<text:bookmark-end text:name="__RefHeading___Toc2313_1585336332"/></text:h>
      <text:p text:style-name="P37"><text:tab/>În contextul transformărilor digitale care modelează profund domeniul educației, această lucrare propune o soluție web inovatoare pentru auto-evaluarea aptitudinilor studenților și evaluarea acestora de către cadrele didactice. Deși pe piață există diverse aplicații dedicate evaluării competențelor, soluția dezvoltată răspunde în mod integrat și adaptat nevoilor specifice identificate în educația IT.</text:p>
      <text:p text:style-name="P7"><text:tab/>Obiectivele principale urmărite sunt gestionarea eficientă a utilizatorilor de către administratori, estimarea nivelului de cunoștințe și a intereselor pentru diverse abilități într-un mod accesibil și atractiv, precum și validarea acestora prin intermediul chestionarelor create de profesori și companii partenere.</text:p>
      <text:p text:style-name="P7"><text:tab/>Studenții vor avea posibilitatea de a-și vizualiza portofoliul de competențe și de a explora noi aptitudini, iar completarea profilului poate facilita identificarea lor de către potențiali angajatori. Profesorii și companiile partenere vor beneficia de rapoarte detaliate care să sprijine ajustarea strategiilor educaționale și recrutarea, pe baza analizelor răspunsurilor studenților.</text:p>
      <text:p text:style-name="P7"><text:tab/>Această aplicație se înscrie într-un cadru mai larg de transformare digitală a educației, proces ce redefinește metodele tradiționale prin integrarea tehnologiilor digitale și adaptarea la nevoile moderne de învățare. În continuare, lucrarea va explora fundamentele teoretice ale transformării digitale în educație, pentru a fundamenta și contextualiza soluția propusă.</text:p>
      <text:p text:style-name="P7"><text:tab/>Consider că aplicația oferă un echilibru optim între funcționalități și ușurința în utilizare, reprezentând o contribuție relevantă în domeniul managementului și evaluării competențelor studenților din IT.</text:p>
      <text:h text:style-name="P19" text:outline-level="1"><text:bookmark-start text:name="__RefHeading___Toc2315_1585336332"/>Capitolul I: Teoria transformării digitale<text:bookmark-end text:name="__RefHeading___Toc2315_1585336332"/></text:h>
      <text:p text:style-name="P7"><text:tab/>În acest capitol sunt prezentate conceptele fundamentale ale transformării digitale, cu accent pe definițiile esențiale și impactul acestui proces în domeniul educației. Se analizează importanța integrării tehnologiilor digitale în mediul educațional, precum și efectele transformării digitale asupra metodologiilor de predare, învățare și dezvoltarea competențelor digitale.</text:p>
      <text:h text:style-name="P21" text:outline-level="2"><text:bookmark-start text:name="__RefHeading___Toc2317_1585336332"/>I.1. Definiția transformării digitale<text:bookmark-end text:name="__RefHeading___Toc2317_1585336332"/></text:h>
      <text:p text:style-name="P43"><text:tab/>Transformarea digitală este procesul prin care tehnologiile digitale sunt integrate în toate aspectele vieții economice, sociale și educaționale, ducând la schimbări fundamentale în modul de funcționare al organizațiilor și instituțiilor. Aceasta presupune mai mult decât adoptarea unor <text:soft-page-break/>instrumente tehnologice – implică o regândire profundă a proceselor, o schimbare a culturii organizaționale și o adaptare la o nouă mentalitate digitală. Transformarea digitală reprezintă un proces complex și profund, similar ca amploare cu revoluția industrială, prin care tehnologiile digitale schimbă fundamental modul în care oamenii trăiesc, lucrează, comunică și interacționează. Potrivit Comisiei Europene, această tranziție are rolul de a construi o societate europeană bazată pe soluții digitale care respectă valorile democratice, promovează incluziunea, dezvoltă o economie echitabilă și competitivă, și contribuie la o societate durabilă și deschisă <text:span text:style-name="T26">[</text:span><text:span text:style-name="T43">1</text:span><text:span text:style-name="T26">].</text:span></text:p>
      <text:p text:style-name="P43"><text:tab/>Pentru a înțelege mai bine ce presupune transformarea digitală, este esențial să facem distincția între trei concepte esențiale, aflate într-o relație de succesiune logică:</text:p>
      <text:list text:style-name="L1">
        <text:list-item>
          <text:p text:style-name="P30"><text:span text:style-name="Strong_20_Emphasis"><text:span text:style-name="T2">Digitizarea</text:span></text:span><text:span text:style-name="T2"> – este procesul de conversie a informațiilor din format fizic în format digital. De exemplu, scanarea unor documente tipărite sau transformarea cursurilor scrise în format Word sau PDF. Este prima etapă și presupune doar transferul conținutului în formă digitală, fără a modifica modul în care acesta este folosit.</text:span></text:p>
        </text:list-item>
        <text:list-item>
          <text:p text:style-name="P31"><text:span text:style-name="Strong_20_Emphasis"><text:span text:style-name="T2">Digitalizarea </text:span></text:span><text:span text:style-name="T2">– presupune utilizarea tehnologiilor digitale pentru a îmbunătăți procesele existente. Spre exemplu, folosirea unei platforme online pentru distribuirea materialelor didactice sau pentru evaluări automate. Procesele rămân în esență aceleași, dar sunt optimizate prin tehnologie.</text:span></text:p>
        </text:list-item>
        <text:list-item>
          <text:p text:style-name="P30"><text:span text:style-name="Strong_20_Emphasis"><text:span text:style-name="T2">Transformarea digitală </text:span></text:span><text:span text:style-name="T2">– este cea mai avansată etapă, în care tehnologia nu doar sprijină procesele existente, ci le </text:span><text:span text:style-name="Strong_20_Emphasis"><text:span text:style-name="T7">reinventează</text:span></text:span><text:span text:style-name="T2">. În educație, aceasta înseamnă trecerea de la predarea tradițională la modele adaptative, personalizate, interactive, bazate pe date și analize educaționale. Astfel, rolurile profesorului, elevului și ale instituției educaționale se transformă radical.</text:span></text:p>
        </text:list-item>
      </text:list>
      <text:p text:style-name="P7"><text:tab/>În domeniul educației, transformarea digitală implică utilizarea unor platforme digitale, resurse educaționale deschise, instrumente de evaluare automatizată, dar și dezvoltarea competențelor digitale ale cadrelor didactice și ale studenților. Acest proces este esențial pentru a crea un sistem educațional adaptat nevoilor secolului XXI.</text:p>
      <text:h text:style-name="P21" text:outline-level="2"><text:bookmark-start text:name="__RefHeading___Toc2319_1585336332"/>I.2. Importanța transformării digitale în educație<text:bookmark-end text:name="__RefHeading___Toc2319_1585336332"/></text:h>
      <text:p text:style-name="P38"><text:tab/>Transformarea digitală în educație este un proces esențial în construirea unor sisteme educaționale moderne, reziliente și incluzive. Rolul acesteia a devenit tot mai evident în contextul crizelor globale recente, în special în timpul pandemiei COVID-19, care a provocat închiderea masivă a școlilor și a afectat accesul la educație pentru milioane de elevi și studenți la nivel mondial.</text:p>
      <text:p text:style-name="P7"><text:soft-page-break/><text:tab/>Potrivit UNESCO, transformarea digitală este o necesitate socială pentru a garanta educația ca drept fundamental al omului. În timpul pandemiei, țările fără infrastructură digitală suficientă și fără sisteme robuste de învățare digitală au înregistrat cele mai mari pierderi educaționale. Aproximativ o treime dintre elevii din întreaga lume nu au avut acces la învățare timp de peste un an [<text:span text:style-name="T43">2</text:span>]. Această realitate a demonstrat clar nevoia de a integra tehnologia cu resursele umane pentru a reconstrui modele educaționale mai deschise, flexibile și adaptabile.</text:p>
      <text:p text:style-name="P12"><text:span text:style-name="T2"><text:tab/>Un alt aspect esențial al transformării digitale în educație este</text:span><text:span text:style-name="T7"> </text:span><text:span text:style-name="Strong_20_Emphasis"><text:span text:style-name="T7">potențialul său de a reduce inegalitățile și de a crește incluziunea</text:span></text:span><text:span text:style-name="T2">. Noile tehnologii pot facilita accesul la resurse educaționale pentru elevii și studenții din medii defavorizate – fie că este vorba despre diferențe economice, geografice, de gen sau dizabilități. În acest context, organizații internaționale precum UNESCO au subliniat că lipsa infrastructurii digitale a condus, în timpul pandemiei COVID-19, la excluderea din procesul educațional a milioane de elevi din întreaga lume. Această realitate a evidențiat nevoia unui sistem educațional mai flexibil, deschis și capabil să se adapteze în fața crizelor.</text:span></text:p>
      <text:h text:style-name="P21" text:outline-level="2"><text:bookmark-start text:name="__RefHeading___Toc2321_1585336332"/>I.3. Impactul transformării digitale asupra procesului educațional<text:bookmark-end text:name="__RefHeading___Toc2321_1585336332"/></text:h>
      <text:p text:style-name="P39"><text:tab/>Transformarea digitală a procesului educațional aduce schimbări profunde și multidimensionale în modul în care se desfășoară actul educațional, influențând toate componentele acestuia — de la accesul la resurse și metodele de predare, până la rolul cadrelor didactice și implicarea elevilor.</text:p>
      <text:p text:style-name="P7"><text:tab/>Strategia națională SMART.Edu, lansată de Ministerul Educației și Cercetării în 2020, subliniază faptul că digitalizarea educației este un proiect prioritar, esențial pentru pregătirea generațiilor viitoare și pentru susținerea unei creșteri economice durabile. Prin această strategie, România își propune să construiască o școală modernă, accesibilă, bazată pe tehnologii și resurse digitale, care să asigure accesul la o educație incluzivă și de calitate pentru toți elevii și studenții [<text:span text:style-name="T43">3</text:span>].</text:p>
      <text:p text:style-name="P7"><text:tab/>Impactul transformării digitale se reflectă în mai multe dimensiuni:</text:p>
      <text:list text:style-name="L2">
        <text:list-item>
          <text:p text:style-name="P32"><text:span text:style-name="Strong_20_Emphasis"><text:span text:style-name="T2">Accesibilitate și incluziune</text:span></text:span><text:span text:style-name="T2">: Tehnologiile digitale pot elimina barierele geografice, sociale sau economice, oferind elevilor din zone defavorizate oportunități egale de învățare. Accesul la resurse educaționale digitale și platforme online facilitează continuarea procesului educațional în situații excepționale, cum a fost cazul în timpul pandemiei COVID-19.</text:span></text:p>
        </text:list-item>
        <text:list-item>
          <text:p text:style-name="P32"><text:span text:style-name="Strong_20_Emphasis"><text:span text:style-name="T2">Personalizarea învățării</text:span></text:span><text:span text:style-name="T2">: Instrumentele digitale permit adaptarea conținutului educațional și a ritmului de învățare la nevoile individuale ale fiecărui elev. De exemplu, utilizarea </text:span><text:soft-page-break/><text:span text:style-name="T2">inteligenței artificiale în educație poate susține evaluarea personalizată și feedback-ul imediat, contribuind la o mai bună înțelegere și retenție a informațiilor.</text:span></text:p>
        </text:list-item>
        <text:list-item>
          <text:p text:style-name="P32"><text:span text:style-name="Strong_20_Emphasis"><text:span text:style-name="T2">Dezvoltarea competențelor digitale</text:span></text:span><text:span text:style-name="T2">: Transformarea digitală nu înseamnă doar utilizarea tehnologiei în procesul de predare, ci și pregătirea elevilor și cadrelor didactice pentru o lume în care competențele digitale sunt esențiale. Formarea continuă a profesorilor și integrarea curriculumului cu meserii emergente sunt elemente cheie menționate în strategia SMART.Edu.</text:span></text:p>
        </text:list-item>
        <text:list-item>
          <text:p text:style-name="P32"><text:span text:style-name="Strong_20_Emphasis"><text:span text:style-name="T2">Eficiența și inovarea procesului educațional</text:span></text:span><text:span text:style-name="T2">: Digitalizarea permite automatizarea unor procese administrative, optimizarea managementului educațional și oferirea de resurse educaționale deschise, disponibile oricând și oriunde. Aceasta stimulează o cultură a inovației în școli și universități, unde tehnologia este un facilitator al creativității și al colaborării.</text:span></text:p>
        </text:list-item>
      </text:list>
      <text:p text:style-name="P7"><text:tab/>Având în vedere importanța digitalizării pentru personalizarea procesului educațional și dezvoltarea competențelor digitale, instrumentele software dedicate managementului și evaluării abilităților studenților devin indispensabile. Aplicațiile digitale pot facilita monitorizarea evoluției competențelor, oferind feedback relevant atât pentru elevi, cât și pentru profesori și angajatori, contribuind astfel la alinierea educației cu cerințele pieței muncii. În această lucrare, este propusă o aplicație web menită să sprijine procesul de evaluare și gestionare a seturilor de abilități și interese ale studenților în domeniul IT, ilustrând un exemplu concret de implementare a transformării digitale în educație.</text:p>
      <text:h text:style-name="P19" text:outline-level="1"><text:bookmark-start text:name="__RefHeading___Toc2323_1585336332"/>Capitolul II: Tehnologii utilizate<text:bookmark-end text:name="__RefHeading___Toc2323_1585336332"/></text:h>
      <text:p text:style-name="P7"><text:tab/>În acest capitol sunt prezentate principalele tehnologii, framework-uri și componente folosite pentru dezvoltarea aplicației propuse. Se discută atât aspectele legate de arhitectură, cât și detalii despre gestionarea bazei de date, evidențiind modul în care aceste elemente contribuie la performanța, securitatea și scalabilitatea sistemului.</text:p>
      <text:h text:style-name="P21" text:outline-level="2"><text:bookmark-start text:name="__RefHeading___Toc2325_1585336332"/>II.1. Framework-uri și limbaje de programare<text:bookmark-end text:name="__RefHeading___Toc2325_1585336332"/></text:h>
      <text:p text:style-name="P11"><text:tab/>Eficiența și eficacitatea unei aplicații web depind în mare măsură de tehnologiile utilizate, limbajele de programare, framework-urile alese și arhitectura implementată. Unul dintre cele mai populare framework-uri pentru dezvoltarea aplicațiilor web este Spring MVC, care se bazează pe design pattern-ul Model-View-Controller (MVC) [<text:span text:style-name="T43">6</text:span>]. Această abordare împarte aplicația în trei componente principale, fiecare cu responsabilități clare și bine delimitate.</text:p>
      <text:p text:style-name="P4"><text:soft-page-break/><text:span text:style-name="T7"><text:tab/></text:span><text:span text:style-name="Strong_20_Emphasis"><text:span text:style-name="T7">Nivelul Controller preia cererile și input-urile utilizatorilor, le procesează și coordonează comunicarea cu nivelul Model. Modelul reprezintă datele aplicației și conține logica de business care manipulează aceste date. Nivelul View are rolul de a afișa utilizatorilor informațiile generate, folosind datele furnizate de Model.</text:span></text:span></text:p>
      <text:p text:style-name="P4"><text:span text:style-name="Strong_20_Emphasis"><text:span text:style-name="T7"><text:tab/>Unul dintre principalele avantaje ale arhitecturii Spring MVC este separarea clară a responsabilităților între aceste trei componente, ceea ce permite dezvoltatorilor să lucreze independent pe fiecare nivel fără a afecta restul aplicației. În plus, această arhitectură oferă o structură robustă, flexibilă și ușor de întreținut, asigurând funcționarea corectă și posibilitatea de extindere a aplicației.</text:span></text:span></text:p>
      <text:p text:style-name="P7"><text:tab/>Aplicația propusă folosește PostgreSQL ca sistem de gestionare a bazei de date și JPARepository pentru interogările API, asigurând o gestionare eficientă și sigură a datelor. De asemenea, Mustache template engine [<text:span text:style-name="T43">5</text:span>] permite generarea dinamică a conținutului, evitând rescrierea codului HTML pentru afișarea datelor diferite provenite din chestionare (Figura 1).</text:p>
      <text:p text:style-name="P7">Astfel, combinarea acestor tehnologii — Spring MVC, PostgreSQL, JPARepository, Mustache - <text:span text:style-name="T40">o</text:span>feră o platformă flexibilă, scalabilă și sigură, capabilă să răspundă cerințelor complexe ale aplicației.</text:p>
      <text:h text:style-name="P21" text:outline-level="2"><text:bookmark-start text:name="__RefHeading___Toc2327_1585336332"/>II.2. Ar<text:span text:style-name="T1">h</text:span>itectura apl<text:span text:style-name="T1">i</text:span>cației<text:bookmark-end text:name="__RefHeading___Toc2327_1585336332"/></text:h>
      <text:p text:style-name="P7"><text:span text:style-name="T2"><text:tab/>Aplicația este structurată modular, fiind împărțită în trei module principale, fiecare implementat ca o aplicație Spring Boot separată și independentă: </text:span><text:span text:style-name="Strong_20_Emphasis"><text:span text:style-name="T2">admin</text:span></text:span><text:span text:style-name="T2">, </text:span><text:span text:style-name="Strong_20_Emphasis"><text:span text:style-name="T2">student</text:span></text:span><text:span text:style-name="T2"> și </text:span><text:span text:style-name="Strong_20_Emphasis"><text:span text:style-name="T2">profesor</text:span></text:span><text:span text:style-name="T2"> (acesta din urmă fiind utilizat atât pentru profesori, cât și pentru reprezentanții companiilor). Fiecare modul rulează local pe porturi diferite (8080, 8081 și respectiv 8082), ceea ce permite rularea și dezvoltarea independentă.</text:span></text:p>
      <text:p text:style-name="P44"><text:tab/>Frontend-ul fiecărui modul este implementat folosind template engine Mustache pentru generarea dinamică a paginilor HTML, împreună cu resurse statice CSS și JavaScript care asigură stilizarea și comportamentul interfeței.</text:p>
      <text:p text:style-name="P4"><text:span text:style-name="T2"><text:tab/>Cele trei module nu comunică direct prin API-uri între ele, ci împart aceeași bază de date PostgreSQL, care este utilizată pentru stocarea și accesul la datele comune. Configurația conexiunii la baza de date este definită în fișierele </text:span><text:span text:style-name="Source_20_Text"><text:span text:style-name="T2">application.properties</text:span></text:span><text:span text:style-name="T2"> ale fiecărui modul, iar pentru fiecare modul sunt declarate propriile clase de entități și repository-uri, ceea ce facilitează gestionarea domeniului specific modulului.</text:span></text:p>
      <text:p text:style-name="P4"><text:span text:style-name="T2"><text:tab/>Baza de date este rulată într-un container Docker, configurat printr-un fișier </text:span><text:span text:style-name="Source_20_Text"><text:span text:style-name="T2">docker-compose.yaml</text:span></text:span><text:span text:style-name="T2"> care asigură lansarea unui serviciu PostgreSQL cu setările de bază necesare (nume </text:span><text:soft-page-break/><text:span text:style-name="T2">bază de date, utilizator și parolă). Utilizarea Docker oferă un mediu de dezvoltare ușor de configurat și replicat.</text:span></text:p>
      <text:p text:style-name="P4"><text:span text:style-name="T2"><text:tab/>Pentru funcționalități adiționale, cum ar fi trimiterea de email-uri (ex. resetarea parolei), modulul </text:span><text:span text:style-name="Strong_20_Emphasis"><text:span text:style-name="T2">admin</text:span></text:span><text:span text:style-name="T2"> integrează un serviciu de email configurat cu SMTP Gmail. Acesta folosește un executor asincron dedicat pentru trimiterea mesajelor, asigurând performanță și non-blocare în procesarea cererilor.</text:span></text:p>
      <text:p text:style-name="P7"><text:tab/>În ceea ce privește securitatea, modulele folosesc configurări Spring Security simple, cu autentificare pe bază de sesiuni HTTP și criptarea parolelor folosind BCrypt. Configurația este minimă și asigură un nivel de securitate adecvat pentru etapa actuală a aplicației, urmând ca pe viitor să poată fi extinsă cu politici și metode de autentificare mai complexe.</text:p>
      <text:p text:style-name="P4"><text:span text:style-name="T2"><text:tab/>Dependințele proiectului sunt gestionate prin Maven, iar în </text:span><text:span text:style-name="Source_20_Text"><text:span text:style-name="T2">pom.xml</text:span></text:span><text:span text:style-name="T2"> se regăsesc bibliotecile necesare pentru Spring Boot, JPA, PostgreSQL, Mustache, Spring Security și altele.</text:span></text:p>
      <text:p text:style-name="P7"><text:tab/>În prezent, aplicația este destinată rulării locale, fără implementare în medii de producție, dar arhitectura modulară și folosirea containerelor asigură o bază solidă pentru extindere și scalare ulterioară.</text:p>
      <text:h text:style-name="P21" text:outline-level="2"><text:bookmark-start text:name="__RefHeading___Toc2329_1585336332"/>II.3. Baza de date și managementul datelor<text:bookmark-end text:name="__RefHeading___Toc2329_1585336332"/></text:h>
      <text:p text:style-name="P8"><text:tab/>Baza de date folosită este PostgreSQL, rulând într-un container Docker, care asigură o gestiune eficientă și centralizată a datelor pentru toate cele trei module ale aplicației (Admin, Student și Profesor). Aceasta conține mai multe tabele esențiale ce modelează principalele entități și relații din aplicație.</text:p>
      <text:p text:style-name="P7"><text:tab/>Printre principalele entități se numără:</text:p>
      <text:list text:style-name="L3">
        <text:list-item>
          <text:p text:style-name="P33"><text:span text:style-name="Strong_20_Emphasis"><text:span text:style-name="T2">Admin</text:span></text:span><text:span text:style-name="T2">: reprezintă utilizatorii cu rol administrativ, stocând informații precum email, nume, parola, telefon și cod de resetare a parolei.</text:span></text:p>
        </text:list-item>
        <text:list-item>
          <text:p text:style-name="P33"><text:span text:style-name="Strong_20_Emphasis"><text:span text:style-name="T2">Student</text:span></text:span><text:span text:style-name="T2">: conține datele despre studenți, inclusiv domeniul de studiu, programul urmat, anul de studiu, precum și informații de contact și autentificare.</text:span></text:p>
        </text:list-item>
        <text:list-item>
          <text:p text:style-name="P33"><text:span text:style-name="Strong_20_Emphasis"><text:span text:style-name="T2">Superuser</text:span></text:span><text:span text:style-name="T2">: entitate care reprezintă profesorii și reprezentanții companiilor, cu câmpuri similare celor din Admin și Student, dar având și un tip care diferențiază rolul în cadrul sistemului.</text:span></text:p>
        </text:list-item>
        <text:list-item>
          <text:p text:style-name="P33"><text:span text:style-name="Strong_20_Emphasis"><text:span text:style-name="T2">Quiz</text:span></text:span><text:span text:style-name="T2">: reprezintă testele sau chestionarele create de superusers, asociate cu un anumit skill (abilitate).</text:span></text:p>
        </text:list-item>
        <text:list-item>
          <text:p text:style-name="P33"><text:soft-page-break/><text:span text:style-name="Strong_20_Emphasis"><text:span text:style-name="T2">Question</text:span></text:span><text:span text:style-name="T2"> și </text:span><text:span text:style-name="Strong_20_Emphasis"><text:span text:style-name="T2">Option</text:span></text:span><text:span text:style-name="T2">: modelează întrebările și variantele de răspuns ale unui quiz. Fiecare întrebare poate avea multiple opțiuni, iar fiecare opțiune poate fi marcată ca corectă sau nu.</text:span></text:p>
        </text:list-item>
        <text:list-item>
          <text:p text:style-name="P33"><text:span text:style-name="Strong_20_Emphasis"><text:span text:style-name="T2">Response</text:span></text:span><text:span text:style-name="T2">: stochează răspunsurile studenților la întrebările quiz-urilor, legând studentul, întrebarea și opțiunea selectată.</text:span></text:p>
        </text:list-item>
        <text:list-item>
          <text:p text:style-name="P33"><text:span text:style-name="Strong_20_Emphasis"><text:span text:style-name="T2">Skill</text:span></text:span><text:span text:style-name="T2"> și </text:span><text:span text:style-name="Strong_20_Emphasis"><text:span text:style-name="T2">Category</text:span></text:span><text:span text:style-name="T2">: definesc abilitățile evaluate prin quiz-uri și categoriile din care fac parte acestea.</text:span></text:p>
        </text:list-item>
        <text:list-item>
          <text:p text:style-name="P33"><text:span text:style-name="Strong_20_Emphasis"><text:span text:style-name="T2">Assignment</text:span></text:span><text:span text:style-name="T2">: asociază un quiz unui student, incluzând și scorul obținut la evaluare.</text:span></text:p>
        </text:list-item>
        <text:list-item>
          <text:p text:style-name="P33"><text:span text:style-name="Strong_20_Emphasis"><text:span text:style-name="T2">Evaluation</text:span></text:span><text:span text:style-name="T2">: păstrează </text:span><text:span text:style-name="T19">auto</text:span><text:span text:style-name="T2">evaluări legate de experiență, interes și cunoștințe ale studentului în legătură cu anumite abilități (skills).</text:span></text:p>
        </text:list-item>
        <text:list-item>
          <text:p text:style-name="P33"><text:span text:style-name="Strong_20_Emphasis"><text:span text:style-name="T2">Bookmarked <text:s/></text:span></text:span><text:span text:style-name="Strong_20_Emphasis"><text:span text:style-name="T17">S</text:span></text:span><text:span text:style-name="Strong_20_Emphasis"><text:span text:style-name="T2">uperuser </text:span></text:span><text:span text:style-name="Strong_20_Emphasis"><text:span text:style-name="T17">S</text:span></text:span><text:span text:style-name="Strong_20_Emphasis"><text:span text:style-name="T2">kill</text:span></text:span><text:span text:style-name="T2">: permite superuserilor să marcheze anumite abilități pentru referință ulterioară.</text:span></text:p>
        </text:list-item>
      </text:list>
      <text:p text:style-name="P7"><text:tab/>Baza de date conține unele redundanțe deliberate, pentru optimizarea performanței interogărilor, ceea ce încalcă forma normală 3 (FN3), însă acest compromis este justificat de dimensiunea mică a aplicației și beneficiile obținute în accesul rapid la date.</text:p>
      <text:p text:style-name="P7"><text:tab/>Relațiile principale între entități sunt următoarele:</text:p>
      <text:list text:style-name="L4">
        <text:list-item>
          <text:p text:style-name="P34"><text:span text:style-name="T2">O </text:span><text:span text:style-name="Strong_20_Emphasis"><text:span text:style-name="T2">Categorie</text:span></text:span><text:span text:style-name="T2"> are mai multe </text:span><text:span text:style-name="Strong_20_Emphasis"><text:span text:style-name="T2">Skill-uri</text:span></text:span><text:span text:style-name="T2"> (1:M).</text:span></text:p>
        </text:list-item>
        <text:list-item>
          <text:p text:style-name="P34"><text:span text:style-name="T2">Un </text:span><text:span text:style-name="Strong_20_Emphasis"><text:span text:style-name="T2">Quiz</text:span></text:span><text:span text:style-name="T2"> este asociat unui </text:span><text:span text:style-name="Strong_20_Emphasis"><text:span text:style-name="T2">Skill</text:span></text:span><text:span text:style-name="Strong_20_Emphasis"><text:span text:style-name="T7"> </text:span></text:span><text:span text:style-name="Strong_20_Emphasis"><text:span text:style-name="T8">(M:1)</text:span></text:span><text:span text:style-name="T2"> și este creat de un </text:span><text:span text:style-name="Strong_20_Emphasis"><text:span text:style-name="T2">Superuser</text:span></text:span><text:span text:style-name="Strong_20_Emphasis"><text:span text:style-name="T7"> </text:span></text:span><text:span text:style-name="Strong_20_Emphasis"><text:span text:style-name="T8">(M:1)</text:span></text:span><text:span text:style-name="T2">.</text:span></text:p>
        </text:list-item>
        <text:list-item>
          <text:p text:style-name="P34"><text:span text:style-name="T2">Un </text:span><text:span text:style-name="Strong_20_Emphasis"><text:span text:style-name="T2">Quiz</text:span></text:span><text:span text:style-name="T2"> conține mai multe </text:span><text:span text:style-name="Strong_20_Emphasis"><text:span text:style-name="T2">Questions</text:span></text:span><text:span text:style-name="T2"> (1:M), iar fiecare </text:span><text:span text:style-name="Strong_20_Emphasis"><text:span text:style-name="T2">Question</text:span></text:span><text:span text:style-name="T2"> are mai multe </text:span><text:span text:style-name="Strong_20_Emphasis"><text:span text:style-name="T2">Options</text:span></text:span><text:span text:style-name="T2"> (1:M).</text:span></text:p>
        </text:list-item>
        <text:list-item>
          <text:p text:style-name="P34"><text:span text:style-name="T2">Un </text:span><text:span text:style-name="Strong_20_Emphasis"><text:span text:style-name="T2">Student</text:span></text:span><text:span text:style-name="T2"> poate avea mai multe </text:span><text:span text:style-name="Strong_20_Emphasis"><text:span text:style-name="T2">Assignment-uri</text:span></text:span><text:span text:style-name="T2"> pentru quiz-uri diferite (M:1).</text:span></text:p>
        </text:list-item>
        <text:list-item>
          <text:p text:style-name="P34"><text:span text:style-name="T2">Fiecare </text:span><text:span text:style-name="Strong_20_Emphasis"><text:span text:style-name="T2">Response</text:span></text:span><text:span text:style-name="T2"> este legat de un </text:span><text:span text:style-name="Strong_20_Emphasis"><text:span text:style-name="T2">Student</text:span></text:span><text:span text:style-name="T2">, </text:span><text:span text:style-name="T17">un</text:span><text:span text:style-name="T2"> </text:span><text:span text:style-name="Strong_20_Emphasis"><text:span text:style-name="T2">Question</text:span></text:span><text:span text:style-name="T2"> și </text:span><text:span text:style-name="T17">un</text:span><text:span text:style-name="T2"> </text:span><text:span text:style-name="Strong_20_Emphasis"><text:span text:style-name="T2">Option</text:span></text:span><text:span text:style-name="T2"> (M:1, M:1, M:1).</text:span></text:p>
        </text:list-item>
        <text:list-item>
          <text:p text:style-name="P34"><text:span text:style-name="Strong_20_Emphasis"><text:span text:style-name="T2">Evaluation</text:span></text:span><text:span text:style-name="T2"> leagă un </text:span><text:span text:style-name="Strong_20_Emphasis"><text:span text:style-name="T2">Student</text:span></text:span><text:span text:style-name="T2"> de un </text:span><text:span text:style-name="Strong_20_Emphasis"><text:span text:style-name="T2">Skill</text:span></text:span><text:span text:style-name="T2">, cu detalii despre experiență, </text:span><text:span text:style-name="T17">cunoștințe</text:span><text:span text:style-name="T2"> și interes </text:span><text:span text:style-name="T17">(M:M)</text:span><text:span text:style-name="T2">.</text:span></text:p>
        </text:list-item>
      </text:list>
      <text:p text:style-name="P7"><text:tab/>Această structură permite gestionarea completă a procesului educațional, de la crearea și administrarea testelor, până la evaluarea și stocarea răspunsurilor utilizatorilor.</text:p>
      <text:h text:style-name="P19" text:outline-level="1"><text:bookmark-start text:name="__RefHeading___Toc2331_1585336332"/>Capitolul III: Aplicația software<text:bookmark-end text:name="__RefHeading___Toc2331_1585336332"/></text:h>
      <text:p text:style-name="P7"><text:tab/>Acest capitol detaliază componentele aplicației Skill Labs din punct de vedere funcțional, evidențiind principalele caracteristici implementate pentru fiecare categorie de utilizatori: Admin, Student, Profesor și Companie. Fiecare rol are un set specific de funcționalități accesibile prin <text:soft-page-break/>interfețele web dedicate, implementate folosind șabloane Mustache pentru partea de prezentare și organizate în module separate.</text:p>
      <text:p text:style-name="P7"><text:tab/>Funcționalitățile sunt distribuite între cele trei aplicații Spring Boot distincte, fiecare rulând pe un port diferit (8080 pentru Admin, 8081 pentru Student, 8082 pentru Profesor/Companie). Comunicarea între aplicații se face indirect, prin accesul comun la baza de date PostgreSQL, containerizată cu Docker.</text:p>
      <text:p text:style-name="P7"><text:tab/>În cele ce urmează, sunt prezentate detaliat capabilitățile funcționale oferite fiecărui tip de utilizator.</text:p>
      <text:h text:style-name="P21" text:outline-level="2"><text:bookmark-start text:name="__RefHeading___Toc2333_1585336332"/>III.1. Funcționalități pentru Admin<text:bookmark-end text:name="__RefHeading___Toc2333_1585336332"/></text:h>
      <text:p text:style-name="P11"><text:tab/>Modulul Admin este responsabil de gestionarea globală a aplicației și de administrarea utilizatorilor și a conținutului educațional. Fiecare instanță a aplicației vine cu un admin principal predefinit, care are permisiunea de a crea alți administratori.</text:p>
      <text:p text:style-name="P7"><text:tab/>Adminii au acces la următoarele funcționalități:</text:p>
      <text:list text:style-name="L5">
        <text:list-item>
          <text:p text:style-name="P46">Crearea, editarea și ștergerea altor administratori, profesori, companii și studenți;</text:p>
        </text:list-item>
        <text:list-item>
          <text:p text:style-name="P46">Gestionarea categoriilor de competențe;</text:p>
        </text:list-item>
        <text:list-item>
          <text:p text:style-name="P46">Crearea, editarea și ștergerea skill-urilor;</text:p>
        </text:list-item>
        <text:list-item>
          <text:p text:style-name="P46">Vizualizarea statisticilor generale ale platformei.</text:p>
        </text:list-item>
      </text:list>
      <text:p text:style-name="P7"><text:tab/>Paginile disponibile în interfața adminului sunt: Login, Dashboard, Category, Skills, User Management, precum și paginile aferente resetării parolelor. Acestea sunt accesibile prin portul 8080.</text:p>
      <text:p text:style-name="P14">III.1.1. Gestionarea utilizatorilor</text:p>
      <text:p text:style-name="P41"><text:tab/>La crearea unui nou utilizator (indiferent de rol), se generează automat:</text:p>
      <text:list text:style-name="L6">
        <text:list-item>
          <text:p text:style-name="P47">o parolă temporară,</text:p>
        </text:list-item>
        <text:list-item>
          <text:p text:style-name="P47">un cod unic de resetare,</text:p>
        </text:list-item>
        <text:list-item>
          <text:p text:style-name="P47">un timestamp al acțiunii.</text:p>
        </text:list-item>
      </text:list>
      <text:p text:style-name="P7"><text:tab/>Parola temporară, împreună cu un link personalizat pentru resetarea parolei, este trimisă prin email către adresa specificată. Linkul conține portul corespunzător rolului utilizatorului:</text:p>
      <text:list text:style-name="L7">
        <text:list-item>
          <text:p text:style-name="P35"><text:span text:style-name="Source_20_Text"><text:span text:style-name="T2">8080</text:span></text:span><text:span text:style-name="T2"> pentru admini,</text:span></text:p>
        </text:list-item>
        <text:list-item>
          <text:p text:style-name="P35"><text:soft-page-break/><text:span text:style-name="Source_20_Text"><text:span text:style-name="T2">8081</text:span></text:span><text:span text:style-name="T2"> pentru studenți,</text:span></text:p>
        </text:list-item>
        <text:list-item>
          <text:p text:style-name="P35"><text:span text:style-name="Source_20_Text"><text:span text:style-name="T2">8082</text:span></text:span><text:span text:style-name="T2"> pentru profesori sau companii.</text:span></text:p>
        </text:list-item>
      </text:list>
      <text:p text:style-name="P7"><text:tab/>Crearea și modificarea unui utilizator este validată de unicitatea adresei de email. Ștergerea unui utilizator presupune o confirmare explicită, iar în funcție de rol implică și eliminarea în cascadă a entităților asociate:</text:p>
      <text:list text:style-name="L8">
        <text:list-item>
          <text:p text:style-name="P48">Pentru studenți: evaluări, assignment-uri și răspunsuri la chestionare;</text:p>
        </text:list-item>
        <text:list-item>
          <text:p text:style-name="P48">Pentru profesori sau companii: quiz-uri și toate entitățile dependente de acestea.</text:p>
        </text:list-item>
      </text:list>
      <text:p text:style-name="P7"><text:tab/>Aplicația oferă și o funcționalitate de import în masă a utilizatorilor prin fișiere Excel (.xlsx). În cazul în care adresele de email sunt deja existente în baza de date, acele înregistrări sunt ignorate. Inclusiv în acest caz, utilizatorii noi primesc email pentru resetarea parolei, similar cu procesul de creare manuală.</text:p>
      <text:p text:style-name="P14">III.1.2. Gestionarea categoriilor și a skill-urilor</text:p>
      <text:p text:style-name="P11"><text:tab/>Categorii noi pot fi adăugate doar dacă nu există deja o categorie cu același nume. Ștergerea unei categorii implică și ștergerea în cascadă a tuturor skill-urilor asociate și, implicit, a evaluărilor și entităților dependente.</text:p>
      <text:p text:style-name="P7"><text:tab/>Un skill poate fi creat doar dacă există cel puțin o categorie deja definită și dacă numele acestuia este unic. La fel ca în cazul categoriilor, ștergerea unui skill conduce la eliminarea automată a evaluărilor și a celorlalte entități legate de acesta.</text:p>
      <text:p text:style-name="P14">III.1.3. Vizualizarea statisticilor</text:p>
      <text:p text:style-name="P5"><text:span text:style-name="T2"><text:tab/>Adminii pot accesa o serie de statistici și indicatori în cadrul paginii de </text:span><text:span text:style-name="Strong_20_Emphasis"><text:span text:style-name="T2">Dashboard</text:span></text:span><text:span text:style-name="T2">, care oferă o imagine de ansamblu asupra utilizării platformei, activității utilizatorilor și distribuției categoriilor și skill-urilor.</text:span><text:span text:style-name="T18"> </text:span></text:p>
      <text:h text:style-name="P21" text:outline-level="2"><text:bookmark-start text:name="__RefHeading___Toc2335_1585336332"/>III.2. Funcționalități pentru Student<text:bookmark-end text:name="__RefHeading___Toc2335_1585336332"/></text:h>
      <text:p text:style-name="P11"><text:span text:style-name="T2"><text:tab/>Studenții accesează aplicația prin portul </text:span><text:span text:style-name="Source_20_Text"><text:span text:style-name="T2">8081</text:span></text:span><text:span text:style-name="T2">, având disponibile următoarele pagini: </text:span><text:span text:style-name="Strong_20_Emphasis"><text:span text:style-name="T2">Assignments</text:span></text:span><text:span text:style-name="T2">, </text:span><text:span text:style-name="Strong_20_Emphasis"><text:span text:style-name="T2">My Skills</text:span></text:span><text:span text:style-name="T2">, </text:span><text:span text:style-name="Strong_20_Emphasis"><text:span text:style-name="T2">All Skills</text:span></text:span><text:span text:style-name="T2">, precum și paginile dedicate resetării parolei. Drepturile și funcționalitățile disponibile pentru un student includ:</text:span></text:p>
      <text:list text:style-name="L9">
        <text:list-item>
          <text:p text:style-name="P49">Vizualizarea listei complete de skill-uri disponibile în platformă;</text:p>
        </text:list-item>
        <text:list-item>
          <text:p text:style-name="P49">Adăugarea, editarea și ștergerea evaluării personale pentru fiecare skill;</text:p>
        </text:list-item>
        <text:list-item>
          <text:p text:style-name="P49"><text:soft-page-break/>Vizualizarea assignment-urilor primite și completarea chestionarelor aferente.</text:p>
        </text:list-item>
      </text:list>
      <text:p text:style-name="P14">III.2.1. Evaluarea abilităților și a intereselor (auto-evaluarea skill-urilor)</text:p>
      <text:p text:style-name="P11"><text:span text:style-name="T2"><text:tab/>În pagina </text:span><text:span text:style-name="Strong_20_Emphasis"><text:span text:style-name="T2">All Skills</text:span></text:span><text:span text:style-name="T2"> sunt afișate toate skill-urile existente în baza de date, organizate pe categorii. Dacă studentul a completat evaluări, acestea sunt afișate corespunzător. Fiecare skill poate include o descriere definită de admini, precum și media scorurilor obținute de student în urma rezolvării chestionarelor atribuite acelui skill.</text:span></text:p>
      <text:p text:style-name="P4"><text:span text:style-name="T2"><text:tab/>Autoevaluarea se face prin selectarea unui număr de steluțe (de la 1 la 10) pentru cel puțin unul dintre cele trei criterii: </text:span><text:span text:style-name="Strong_20_Emphasis"><text:span text:style-name="T2">Interest</text:span></text:span><text:span text:style-name="T2">, </text:span><text:span text:style-name="Strong_20_Emphasis"><text:span text:style-name="T2">Knowledge</text:span></text:span><text:span text:style-name="T2"> și </text:span><text:span text:style-name="Strong_20_Emphasis"><text:span text:style-name="T2">Experience</text:span></text:span><text:span text:style-name="T2">. Evaluarea este reflectată și în pagina </text:span><text:span text:style-name="Strong_20_Emphasis"><text:span text:style-name="T2">My Skills</text:span></text:span><text:span text:style-name="T2">, unde sunt centralizate toate skill-urile pentru care studentul a efectuat o evaluare.</text:span></text:p>
      <text:p text:style-name="P4"><text:span text:style-name="T2"><text:tab/>Evaluările pot fi modificate sau șterse atât din </text:span><text:span text:style-name="Strong_20_Emphasis"><text:span text:style-name="T2">All Skills</text:span></text:span><text:span text:style-name="T2">, cât și din </text:span><text:span text:style-name="Strong_20_Emphasis"><text:span text:style-name="T2">My Skills</text:span></text:span><text:span text:style-name="T2">, prin intermediul iconițelor de editare sau ștergere. Dacă toate cele trei criterii sunt eliminate (toate steluțele eliminate), skill-ul dispare automat din pagina </text:span><text:span text:style-name="Strong_20_Emphasis"><text:span text:style-name="T2">My Skills</text:span></text:span><text:span text:style-name="T2"> și evaluarea este ștearsă din baza de date.</text:span></text:p>
      <text:p text:style-name="P7"><text:tab/>Acțiunile de evaluare și ștergere sunt realizate prin request-uri HTTP de tip <text:span text:style-name="T42">POST</text:span>, declanșate prin evenimente <text:span text:style-name="T42">clich</text:span> asociate iconițelor din interfață.</text:p>
      <text:p text:style-name="P15">III.2.2. <text:span text:style-name="T38">Completarea </text:span>chestionare<text:span text:style-name="T38">lor (RENAME?)</text:span></text:p>
      <text:p text:style-name="P11"><text:span text:style-name="T2"><text:tab/>În pagina </text:span><text:span text:style-name="Strong_20_Emphasis"><text:span text:style-name="T2">Assignments</text:span></text:span><text:span text:style-name="T2"> sunt listate toate chestionarele atribuite studentului. Pentru fiecare chestionar sunt afișate informații relevante precum: titlul, descrierea, statusul (Activ/Expirat), data creării, profesorul autor și skill-ul evaluat.</text:span></text:p>
      <text:p text:style-name="P4"><text:span text:style-name="T2"><text:tab/>Chestionarele active pot fi accesate prin butonul </text:span><text:span text:style-name="Strong_20_Emphasis"><text:span text:style-name="T2">Take quiz</text:span></text:span><text:span text:style-name="T2">, care afișează întrebările și opțiunile de răspuns. Dacă studentul nu apasă butonul </text:span><text:span text:style-name="Strong_20_Emphasis"><text:span text:style-name="T2">Submit</text:span></text:span><text:span text:style-name="T2">, chestionarul nu este marcat ca finalizat și scorul nu este calculat, însă răspunsurile parțiale sunt salvate </text:span><text:span text:style-name="T19">în baza de date</text:span><text:span text:style-name="T2">, permițând continuarea ulterioară.</text:span></text:p>
      <text:p text:style-name="P4"><text:span text:style-name="T2"><text:tab/>După trimiterea completă a răspunsurilor (Submit), studentul este redirectat către pagina principală </text:span><text:span text:style-name="Strong_20_Emphasis"><text:span text:style-name="T2">Assignments</text:span></text:span><text:span text:style-name="T2">, unde chestionarul este acum marcat ca finalizat, cu nota afișată sub formă procentuală. Răspunsurile devin vizibile și pentru profesorul creator, dar nu mai pot fi modificate și quiz-ul nu mai poate fi accesat din nou.</text:span></text:p>
      <text:h text:style-name="P21" text:outline-level="2"><text:bookmark-start text:name="__RefHeading___Toc2337_1585336332"/><text:soft-page-break/>III.3. Funcționalități pentru Profesor și Companie<text:bookmark-end text:name="__RefHeading___Toc2337_1585336332"/></text:h>
      <text:p text:style-name="P11"><text:span text:style-name="T2"><text:tab/>Utilizatorii de tip </text:span><text:span text:style-name="Strong_20_Emphasis"><text:span text:style-name="T2">Profesor</text:span></text:span><text:span text:style-name="T2"> și </text:span><text:span text:style-name="Strong_20_Emphasis"><text:span text:style-name="T2">Companie</text:span></text:span><text:span text:style-name="T2"> sunt înregistrați în tabela </text:span><text:span text:style-name="Source_20_Text"><text:span text:style-name="T2">Superuser</text:span></text:span><text:span text:style-name="T2">, deoarece împărtășesc același set de permisiuni și structură de date. Accesul lor la aplicație se realizează prin portul </text:span><text:span text:style-name="Source_20_Text"><text:span text:style-name="T2">8082</text:span></text:span><text:span text:style-name="T2">, având la dispoziție paginile: </text:span><text:span text:style-name="Strong_20_Emphasis"><text:span text:style-name="T2">Login</text:span></text:span><text:span text:style-name="T2">, </text:span><text:span text:style-name="Strong_20_Emphasis"><text:span text:style-name="T2">Dashboard</text:span></text:span><text:span text:style-name="T2">, </text:span><text:span text:style-name="Strong_20_Emphasis"><text:span text:style-name="T2">My Quizzes</text:span></text:span><text:span text:style-name="T2">, </text:span><text:span text:style-name="Strong_20_Emphasis"><text:span text:style-name="T2">Public Quizzes</text:span></text:span><text:span text:style-name="T2">, </text:span><text:span text:style-name="Strong_20_Emphasis"><text:span text:style-name="T2">All Skills</text:span></text:span><text:span text:style-name="T2">, </text:span><text:span text:style-name="Strong_20_Emphasis"><text:span text:style-name="T2">Bookmarked Skills</text:span></text:span><text:span text:style-name="T2">, paginile de detaliu ale unui skill și cele dedicate resetării parolei.</text:span></text:p>
      <text:p text:style-name="P7"><text:tab/>Permisiunile acestor utilizatori includ:</text:p>
      <text:list text:style-name="L10">
        <text:list-item>
          <text:p text:style-name="P50">Crearea, editarea și ștergerea de chestionare;</text:p>
        </text:list-item>
        <text:list-item>
          <text:p text:style-name="P50">Gestionarea întrebărilor dintr-un chestionar;</text:p>
        </text:list-item>
        <text:list-item>
          <text:p text:style-name="P50">Atribuirea de chestionare către studenți;</text:p>
        </text:list-item>
        <text:list-item>
          <text:p text:style-name="P50">Vizualizarea răspunsurilor primite de la studenți;</text:p>
        </text:list-item>
        <text:list-item>
          <text:p text:style-name="P50">Vizualizarea și detalierea skill-urilor;</text:p>
        </text:list-item>
        <text:list-item>
          <text:p text:style-name="P50">Adăugarea skill-urilor în lista de favorite;</text:p>
        </text:list-item>
        <text:list-item>
          <text:p text:style-name="P50">Acces la statistici și metrici educaționali.</text:p>
        </text:list-item>
      </text:list>
      <text:p text:style-name="P14">III.3.1. Gestionarea chestionarelor</text:p>
      <text:p text:style-name="P11"><text:span text:style-name="T2"><text:tab/>Pagina </text:span><text:span text:style-name="Strong_20_Emphasis"><text:span text:style-name="T2">My Quizzes</text:span></text:span><text:span text:style-name="T2"> afișează toate chestionarele create de utilizatorul curent, grupate în trei categorii accesibile prin tab-uri: </text:span><text:span text:style-name="Strong_20_Emphasis"><text:span text:style-name="T2">Drafted</text:span></text:span><text:span text:style-name="T2"> (în lucru), </text:span><text:span text:style-name="Strong_20_Emphasis"><text:span text:style-name="T2">Assigned</text:span></text:span><text:span text:style-name="T2"> (asignate) și </text:span><text:span text:style-name="Strong_20_Emphasis"><text:span text:style-name="T2">Expired</text:span></text:span><text:span text:style-name="T2"> (expirate). Fiecare chestionar este prezentat într-un tabel care conține numele, descrierea (opțională) și skill-ul asociat.</text:span></text:p>
      <text:p text:style-name="P4"><text:span text:style-name="T2"><text:tab/>Chestionarele din starea </text:span><text:span text:style-name="Strong_20_Emphasis"><text:span text:style-name="T2">Drafted</text:span></text:span><text:span text:style-name="T2"> și </text:span><text:span text:style-name="Strong_20_Emphasis"><text:span text:style-name="T2">Assigned</text:span></text:span><text:span text:style-name="T2"> pot fi editate sau șterse. Un chestionar poate deveni </text:span><text:span text:style-name="Strong_20_Emphasis"><text:span text:style-name="T2">Expired</text:span></text:span><text:span text:style-name="T2"> doar după ce a fost asignat, moment din care nu mai poate fi completat de studenți.</text:span></text:p>
      <text:p text:style-name="P4"><text:span text:style-name="T2"><text:tab/>Crearea unui chestionar presupune completarea numelui, a unei descrieri opționale, alegerea tipului (Public/Private) și selectarea skill-ului evaluat. Fiecărei întrebări adăugate i se pot asocia multiple opțiuni de răspuns, cu posibilitatea selectării uneia sau mai multor variante corecte (checkbox-uri). Întrebările sunt de tip </text:span><text:span text:style-name="Strong_20_Emphasis"><text:span text:style-name="T2">multiple choice</text:span></text:span><text:span text:style-name="T2">.</text:span></text:p>
      <text:p text:style-name="P7"><text:tab/>După completarea quiz-ului, utilizatorul accesează pagina de asignare a studenților, unde poate căuta studenți după nume (minim un caracter introdus). Studenții selectați sunt afișați într-un tabel și pot fi eliminați din listă la nevoie.</text:p>
      <text:p text:style-name="P4"><text:span text:style-name="T2"><text:tab/>Chestionarul nu este considerat complet până nu este publicat folosind butonul </text:span><text:span text:style-name="Strong_20_Emphasis"><text:span text:style-name="T2">Publish</text:span></text:span><text:span text:style-name="T2">. Doar în urma acestei acțiuni, quiz-ul devine accesibil studenților asignați.</text:span></text:p>
      <text:p text:style-name="P4"><text:soft-page-break/><text:span text:style-name="T2"><text:tab/>Chestionarele din categoriile </text:span><text:span text:style-name="Strong_20_Emphasis"><text:span text:style-name="T2">Assigned</text:span></text:span><text:span text:style-name="T2"> și </text:span><text:span text:style-name="Strong_20_Emphasis"><text:span text:style-name="T2">Expired</text:span></text:span><text:span text:style-name="T2"> dispun de un buton </text:span><text:span text:style-name="Strong_20_Emphasis"><text:span text:style-name="T2">Details</text:span></text:span><text:span text:style-name="T2">, care deschide o pagină cu lista studenților care au răspuns și scorurile obținute. La click pe un student, se pot vizualiza toate răspunsurile trimise. Există și opțiunea </text:span><text:span text:style-name="Strong_20_Emphasis"><text:span text:style-name="T2">Preview</text:span></text:span><text:span text:style-name="T2">, care permite vizualizarea completă a chestionarului, exact așa cum este văzut de către studenți.</text:span></text:p>
      <text:p text:style-name="P7"><text:tab/>Ștergerea unui chestionar implică eliminarea întrebărilor, opțiunilor, asocierilor cu studenții, precum și a răspunsurilor, dacă acestea există. Înainte de ștergere, este afișat un mesaj de confirmare într-o fereastră modală.</text:p>
      <text:p text:style-name="P4"><text:span text:style-name="T2"><text:tab/>Pagina </text:span><text:span text:style-name="Strong_20_Emphasis"><text:span text:style-name="T2">Public Quizzes</text:span></text:span><text:span text:style-name="T2"> afișează toate chestionarele marcate ca publice, create de oricare superuser. Se afișează titlul, descrierea, data creării, statusul și autorul. La accesarea unui chestionar, este afișată lista studenților care au participat și scorurile lor. De asemenea, pot fi vizualizate răspunsurile trimise.</text:span></text:p>
      <text:p text:style-name="P14">III.3.2. Vizualizarea evaluărilor studenților și a răspunsurilor la chestionare</text:p>
      <text:p text:style-name="P8"><text:span text:style-name="T2"><text:tab/>Profesorii și companiile au acces la lista completă de skill-uri, organizate pe categorii, având posibilitatea de a marca skill-uri ca favorite. Accesarea unui skill deschide o pagină de detalii ce include un </text:span><text:span text:style-name="Strong_20_Emphasis"><text:span text:style-name="T2">overview</text:span></text:span><text:span text:style-name="T2"> cu statistici și metrici relevante.</text:span></text:p>
      <text:p text:style-name="P7"><text:tab/>Această pagină conține tab-uri pentru navigare între:</text:p>
      <text:list text:style-name="L11">
        <text:list-item>
          <text:p text:style-name="P36"><text:span text:style-name="Strong_20_Emphasis"><text:span text:style-name="T2">Overview</text:span></text:span><text:span text:style-name="T2"> – informații generale și statistici;</text:span></text:p>
        </text:list-item>
        <text:list-item>
          <text:p text:style-name="P36"><text:span text:style-name="Strong_20_Emphasis"><text:span text:style-name="T2">Self-evaluations</text:span></text:span><text:span text:style-name="T2"> – lista studenților care și-au autoevaluat acel skill;</text:span></text:p>
        </text:list-item>
        <text:list-item>
          <text:p text:style-name="P36"><text:span text:style-name="Strong_20_Emphasis"><text:span text:style-name="T2">Quizzes</text:span></text:span><text:span text:style-name="T2"> – chestionarele publice și private aferente skill-ului.</text:span></text:p>
        </text:list-item>
      </text:list>
      <text:p text:style-name="P14">III.3.3. Vizualizarea statisticilor</text:p>
      <text:p text:style-name="P7"><text:span text:style-name="T2"><text:tab/>Pagina </text:span><text:span text:style-name="Strong_20_Emphasis"><text:span text:style-name="T2">Dashboard</text:span></text:span><text:span text:style-name="T2"> oferă o serie de statistici avansate, prezentate într-o interfață intuitivă. Acestea sunt adaptate nevoilor profesorilor și companiilor pentru analiza evoluției studenților și a utilizării platformei.</text:span></text:p>
      <text:h text:style-name="P19" text:outline-level="1"><text:bookmark-start text:name="__RefHeading___Toc2339_1585336332"/>Capitolul IV: Analiza competitivă<text:bookmark-end text:name="__RefHeading___Toc2339_1585336332"/></text:h>
      <text:p text:style-name="P7"><text:tab/>Analiza competitivă este o etapă esențială în procesul de dezvoltare a oricărei soluții software, oferind o înțelegere clară asupra mediului existent și identificând oportunități pentru diferențiere și inovație. În contextul educațional și al managementului competențelor IT, există numeroase aplicații care încearcă să răspundă cerințelor pieței, însă nu toate reușesc să acopere integral nevoile specifice ale studenților, profesorilor și angajatorilor. Acest capitol explorează <text:soft-page-break/>principalele soluții disponibile, evidențiind punctele lor forte și limitările, pentru a putea contextualiza contribuția adusă de aplicația propusă.</text:p>
      <text:h text:style-name="P21" text:outline-level="2"><text:bookmark-start text:name="__RefHeading___Toc2341_1585336332"/>IV.1. Soluții existente pe piață<text:bookmark-end text:name="__RefHeading___Toc2341_1585336332"/></text:h>
      <text:p text:style-name="P7"><text:tab/>În prezent, pe piața educațională și de dezvoltare a competențelor există o varietate de aplicații și platforme digitale dedicate evaluării și managementului skill-urilor utilizatorilor. Aceste soluții acoperă un spectru larg de funcționalități, de la evaluări interactive și autoevaluări până la monitorizarea progresului și raportări detaliate. Printre cele mai cunoscute platforme se numără Moodle, un sistem larg utilizat în educație pentru gestionarea cursurilor și evaluărilor, care oferă module flexibile pentru testare și feedback. De asemenea, platforme precum Kahoot! și Coursera adaugă un caracter interactiv evaluărilor, facilitând implicarea activă a studenților prin quiz-uri și cursuri certificate.</text:p>
      <text:p text:style-name="P7"><text:tab/>În domeniul specializat al tehnologiilor IT, platforme precum Pluralsight și Skillsoft oferă instrumente dedicate pentru evaluarea competențelor tehnice și pentru dezvoltarea continuă a acestora, prin teste și cursuri adaptate nivelului utilizatorilor. Alte soluții, cum ar fi Harver sau Codility, se adresează în principal proceselor de recrutare, utilizând teste tehnice și de abilități pentru selectarea candidaților potriviți.</text:p>
      <text:p text:style-name="P7"><text:tab/>Cu toate acestea, multe dintre aceste aplicații prezintă anumite limitări în ceea ce privește personalizarea evaluărilor, integrarea cu sistemele educaționale locale și adaptarea la nevoile specifice ale studenților din domeniul IT. De asemenea, accesibilitatea și ușurința în utilizare pot reprezenta bariere pentru utilizatorii mai puțin familiarizați cu tehnologia. Aceste aspecte evidențiază necesitatea unor soluții specializate care să ofere un echilibru optim între complexitatea funcționalităților și experiența utilizatorului.</text:p>
      <text:h text:style-name="P21" text:outline-level="2"><text:bookmark-start text:name="__RefHeading___Toc2343_1585336332"/>IV.2. Impactul aplicației propuse asupra pieței și utilizatorilor<text:bookmark-end text:name="__RefHeading___Toc2343_1585336332"/></text:h>
      <text:p text:style-name="P7"><text:tab/>Aplicația propusă în această lucrare răspunde unor nevoi specifice identificate în rândul studenților, profesorilor și companiilor din domeniul IT, oferind un instrument integrat pentru managementul și evaluarea seturilor de abilități și interese. Printr-o interfață intuitivă și funcționalități dedicate fiecărui tip de utilizator, aplicația facilitează autoevaluarea studenților, monitorizarea progresului și validarea competențelor prin chestionare create de profesori și recrutori.</text:p>
      <text:p text:style-name="P7"><text:tab/>În comparație cu soluțiile existente, această aplicație aduce un plus prin personalizarea evaluărilor în funcție de contextul educațional local și prin posibilitatea colaborării directe între <text:soft-page-break/>studenți, cadre didactice și companii. Acest model facilitează o mai bună aliniere între cerințele pieței muncii și formarea profesională, sprijinind astfel integrarea rapidă a absolvenților în domeniul IT.</text:p>
      <text:p text:style-name="P7"><text:tab/>De asemenea, prin raportările detaliate și accesibile, aplicația oferă profesorilor și companiilor un instrument valoros pentru identificarea lacunelor în competențe și pentru ajustarea strategiilor educaționale și de recrutare. Această abordare integrată contribuie la creșterea calității procesului educațional și la dezvoltarea unor competențe relevante și actualizate, consolidând poziția instituției educaționale în cadrul pieței moderne.</text:p>
      <text:p text:style-name="P7"/>
      <text:p text:style-name="P7"><text:tab/>În urma analizei soluțiilor existente pe piață, se observă că, deși acestea oferă o gamă variată de funcționalități, există încă lacune în ceea ce privește personalizarea, integrarea locală și colaborarea între utilizatori. Aplicația dezvoltată în cadrul acestei lucrări propune un model integrat, adaptat nevoilor specifice ale comunității IT academice, oferind un echilibru între funcționalitate și ușurință în utilizare. Această soluție are potențialul de a contribui semnificativ la îmbunătățirea procesului educațional și a relației dintre studenți, cadre didactice și angajatori, consolidând astfel valoarea sa pe piața de profil.</text:p>
      <text:h text:style-name="P19" text:outline-level="1"><text:bookmark-start text:name="__RefHeading___Toc2345_1585336332"/>Capitolul V: Evaluarea și testarea aplicației<text:bookmark-end text:name="__RefHeading___Toc2345_1585336332"/></text:h>
      <text:p text:style-name="P28"><text:tab/>În acest capitol, se va prezenta procesul de evaluare și testare a aplicației dezvoltate pentru managementul și evaluarea seturilor de abilități și interese ale studenților în domeniul IT. Testarea reprezintă o etapă esențială în asigurarea calității și funcționalității soluției, prin identificarea eventualelor erori și verificarea modului în care aplicația răspunde cerințelor utilizatorilor. De asemenea, vor fi discutate rezultatele obținute în urma testării, propunerile de îmbunătățiri pentru optimizarea performanței și experienței utilizatorilor, precum și potențialele direcții de extindere a aplicației pentru a răspunde unor nevoi mai largi în viitor.</text:p>
      <text:h text:style-name="P21" text:outline-level="2"><text:bookmark-start text:name="__RefHeading___Toc2347_1585336332"/>V.1. Rezultatele testării<text:bookmark-end text:name="__RefHeading___Toc2347_1585336332"/></text:h>
      <text:p text:style-name="P7"><text:tab/>Testarea aplicației s-a concentrat în principal pe verificarea funcționalității corecte a componentelor dezvoltate, identificarea eventualelor erori (bug-uri) și asigurarea unei experiențe de utilizare fluide pentru toate categoriile de utilizatori: administratori, profesori, studenți și recrutori.</text:p>
      <text:p text:style-name="P7"><text:tab/>Deși aplicația nu este încă implementată într-un mediu public sau de producție, testele locale au confirmat funcționarea corectă a principalelor module: gestionarea utilizatorilor, crearea și completarea chestionarelor, vizualizarea rapoartelor și accesul la statistici. Au fost verificate <text:soft-page-break/>scenarii tipice de utilizare și s-a urmărit compatibilitatea cu diverse browsere web, asigurând o experiență consistentă.</text:p>
      <text:p text:style-name="P7"><text:tab/>Limitările testării includ absența unui număr mare de utilizatori simultani, ceea ce restrânge evaluarea performanței în condiții de încărcare ridicată. De asemenea, testele de securitate și de stres nu au fost realizate în această etapă, urmând să fie implementate în fazele ulterioare.</text:p>
      <text:p text:style-name="P7"><text:tab/>Feedback-ul primit din partea unui grup restrâns de utilizatori testeri a fost valoros pentru identificarea unor aspecte ce pot fi îmbunătățite, atât din punct de vedere al interfeței, cât și al fluxurilor de lucru.</text:p>
      <text:h text:style-name="P21" text:outline-level="2"><text:bookmark-start text:name="__RefHeading___Toc2349_1585336332"/>V.2. Îmbunătățiri propuse<text:bookmark-end text:name="__RefHeading___Toc2349_1585336332"/></text:h>
      <text:p text:style-name="P7"><text:tab/>Pe baza rezultatelor testării și a feedback-ului utilizatorilor, au fost identificate mai multe direcții pentru îmbunătățirea aplicației, menite să optimizeze experiența utilizatorilor și să crească eficiența procesului de management și evaluare a competențelor.</text:p>
      <text:p text:style-name="P7"><text:tab/>Un aspect esențial îl reprezintă dezvoltarea unor funcționalități avansate de căutare și filtrare, care să permită profesorilor și administratorilor acces rapid și facil la informațiile relevante despre studenți și competențele acestora. Implementarea unor filtre dinamice și personalizabile ar contribui la eficientizarea procesului decizional și la o mai bună analiză a datelor colectate.</text:p>
      <text:p text:style-name="P7"><text:tab/>De asemenea, se recomandă îmbunătățirea sistemului de raportare și statistică, prin introducerea unor vizualizări grafice mai complexe și interactive, care să ofere o imagine de ansamblu clară asupra evoluției și performanțelor studenților, dar și asupra eficienței materialelor și testelor utilizate.</text:p>
      <text:p text:style-name="P7"><text:tab/>Formularele pentru quiz-uri și chestionare pot fi optimizate pentru a spori ușurința completării, prin adăugarea unor tipuri noi de întrebări, validări automate și feedback imediat, ceea ce ar crește interactivitatea și atractivitatea evaluărilor.</text:p>
      <text:p text:style-name="P7"><text:tab/>Un alt aspect important este îmbunătățirea interfeței grafice, astfel încât aplicația să devină și mai intuitivă și plăcută vizual, facilitând adoptarea acesteia de către toate categoriile de utilizatori, inclusiv cei mai puțin familiarizați cu tehnologia.</text:p>
      <text:p text:style-name="P7"><text:tab/>În ceea ce privește securitatea, deși aplicația a fost proiectată ținând cont de bune practici, se recomandă implementarea unor măsuri suplimentare de protecție a datelor personale și a informațiilor sensibile, inclusiv autentificarea cu mai mulți factori și criptarea avansată a datelor. Securitatea rămâne o componentă critică, mai ales în contextul protejării confidențialității studenților și al integrității procesului de evaluare.</text:p>
      <text:p text:style-name="P7"><text:soft-page-break/><text:tab/>Aceste îmbunătățiri propuse vor contribui la consolidarea aplicației ca un instrument robust și adaptat nevoilor actuale și viitoare ale mediului educațional IT, oferind o experiență de utilizare superioară și garantând relevanța soluției pe termen lung.</text:p>
      <text:h text:style-name="P21" text:outline-level="2"><text:bookmark-start text:name="__RefHeading___Toc2351_1585336332"/>V.3. Extindere<text:bookmark-end text:name="__RefHeading___Toc2351_1585336332"/></text:h>
      <text:p text:style-name="P7"><text:tab/>Aplicația propusă oferă o bază solidă pentru dezvoltări ulterioare și extinderea funcționalităților în diverse direcții. În perspectiva unor versiuni viitoare, se poate lua în calcul implementarea unui sistem cloud, care să permită accesul online și colaborarea în timp real între utilizatori, aspect ce ar crește semnificativ scalabilitatea și impactul soluției.</text:p>
      <text:p text:style-name="P7"><text:tab/>O altă posibilitate de extindere o reprezintă integrarea cu platforme externe de e-learning sau sisteme de management al studenților, facilitând astfel importul/exportul automatizat de date și creșterea interoperabilității. De asemenea, se poate dezvolta un modul de inteligență artificială pentru recomandarea personalizată a skill-urilor și chestionarelor, pe baza analizei datelor colectate.</text:p>
      <text:p text:style-name="P7"><text:tab/>Extinderea aplicației poate cuprinde și suportul pentru mai multe domenii, dincolo de IT, adaptând astfel soluția la alte facultăți și profiluri de studii. De exemplu, în domeniul resurselor umane și recrutării, o astfel de platformă ar putea facilita evaluarea competențelor angajaților, identificarea nevoilor de formare și potrivirea mai eficientă a candidaților cu pozițiile disponibile. În sectorul sănătății, aplicația ar putea sprijini monitorizarea și actualizarea continuă a competențelor profesioniștilor medicali. Totodată, în educația non-formală, platforma poate fi utilizată pentru evaluarea progresului cursanților și oferirea de recomandări personalizate.</text:p>
      <text:p text:style-name="P7"><text:tab/>Toate aceste direcții vor contribui la transformarea aplicației dintr-un prototip local într-un instrument robust, scalabil și integrat în ecosistemul educațional și profesional digital, oferind o soluție flexibilă, adaptabilă și cu un impact larg în diverse contexte.</text:p>
      <text:h text:style-name="P19" text:outline-level="1"><text:bookmark-start text:name="__RefHeading___Toc2353_1585336332"/>Concluzii<text:bookmark-end text:name="__RefHeading___Toc2353_1585336332"/></text:h>
      <text:p text:style-name="P27"><text:tab/>Aplicația propusă în <text:span text:style-name="T1">această</text:span> lucrare de licență reprezintă o soluție eficientă pentru optimizarea procesului de invățare și dezvoltarea aptitudinilor și intereselor elevilor. În cadrul platformei, utilizatorii sunt încurajați să își autoevalueze abilitățile și să își stabilească obiectivele de dezvoltare în funcție de propriile interese. Performanța și evoluția lor sunt urmărite în timp real, permitând astfel profesorilor să acorde o atenție individualizată feedback-ului, pentru îmbunătățirea procesului de învățare al fiecărui student în parte.</text:p>
      <text:p text:style-name="P27"><text:tab/>De asemenea, aplicația facilitează procesul de identificare și de corelare a aptitudinilor și</text:p>
      <text:p text:style-name="P27">intereselor cu opțiunile de carieră ale studenților. Prin intermediul informațiilor adunate și analizate</text:p>
      <text:p text:style-name="P27"><text:soft-page-break/>de aplicație, profesorii și consilierii de carieră pot să ofere soluții de orientare școlară și profesională</text:p>
      <text:p text:style-name="P27">adaptate nevoilor și abilităților fiecărui elev în parte. În acest mod, aplicația contribuie la creșterea</text:p>
      <text:p text:style-name="P27">eficienței și a relevanței procesului educațional, într-un mod adaptat nevoilor fiecărui elev în parte.</text:p>
      <text:p text:style-name="P27"><text:tab/>În concluzie, soluția software propusă în cadrul lucrării de licență este o inovație în</text:p>
      <text:p text:style-name="P27">domeniul educațional, care aduce beneficii tangibile pentru procesul de învățare și dezvoltare a</text:p>
      <text:p text:style-name="P27">elevilor. Prin capacitatea de a optimiza procesul de evaluare și autoevaluare a aptitudinilor și</text:p>
      <text:p text:style-name="P27">intereselor, precum și identificarea soluțiilor de orientare școlară și profesională adaptate nevoilor</text:p>
      <text:p text:style-name="P27">fiecărui elev, aplicația devine o soluție software indispensabilă în cadrul instituțiilor de învățământ</text:p>
      <text:p text:style-name="P27">superior.</text:p>
      <text:h text:style-name="P19" text:outline-level="1"><text:bookmark-start text:name="__RefHeading___Toc2355_1585336332"/>Bibliografie<text:bookmark-end text:name="__RefHeading___Toc2355_1585336332"/></text:h>
      <text:p text:style-name="P25"><text:span text:style-name="T3">[</text:span><text:span text:style-name="T5">1</text:span><text:span text:style-name="T3">] </text:span><text:span text:style-name="T4">Comisia Europeană (2020): </text:span><text:span text:style-name="T6">Shaping Europe’s Digital Furture</text:span><text:span text:style-name="T4">. </text:span><text:span text:style-name="T2">Bruxelles. </text:span><text:a xlink:type="simple" xlink:href="https://commission.europa.eu/system/files/2020-02/communication-shaping-europes-digital-future-feb2020_en_4.pdf" text:style-name="Internet_20_link" text:visited-style-name="Visited_20_Internet_20_Link"><text:span text:style-name="T2">https://commission.europa.eu/system/files/2020-02/communication-shaping-europes-digital-future-feb2020_en_4.pdf</text:span></text:a><text:span text:style-name="T2">. </text:span><text:span text:style-name="T9">Accesat în mai, 2025</text:span></text:p>
      <text:p text:style-name="P25"><text:span text:style-name="T10">[</text:span><text:span text:style-name="T20">2</text:span><text:span text:style-name="T10">] </text:span><text:span text:style-name="T11">UNESCO (2024): </text:span><text:span text:style-name="Emphasis"><text:span text:style-name="T2">What you need to know about digital learning and transformation of educatio</text:span></text:span><text:span text:style-name="Emphasis"><text:span text:style-name="T11">n</text:span></text:span><text:span text:style-name="Emphasis"><text:span text:style-name="T12">. </text:span></text:span><text:a xlink:type="simple" xlink:href="https://www.unesco.org/en/digital-education/need-know" text:style-name="Internet_20_link" text:visited-style-name="Visited_20_Internet_20_Link"><text:span text:style-name="Emphasis"><text:span text:style-name="T12">https://www.unesco.org/en/digital-education/need-know</text:span></text:span></text:a><text:span text:style-name="Emphasis"><text:span text:style-name="T12">. Accesat</text:span></text:span><text:span text:style-name="Emphasis"><text:span text:style-name="T13"> în mai, 2025</text:span></text:span></text:p>
      <text:p text:style-name="P25"><text:span text:style-name="Emphasis"><text:span text:style-name="T13">[</text:span></text:span><text:span text:style-name="Emphasis"><text:span text:style-name="T15">3</text:span></text:span><text:span text:style-name="Emphasis"><text:span text:style-name="T13">] Ministerul Educației și Cercetării (2020): </text:span></text:span><text:span text:style-name="Emphasis"><text:span text:style-name="T16">SMART.Edu - Strategia privind digitalizarea educației din România 2021-2027</text:span></text:span><text:span text:style-name="Emphasis"><text:span text:style-name="T13">. </text:span></text:span><text:a xlink:type="simple" xlink:href="https://www.edu.ro/smartedu-strategia-privind-digitalizarea-educației-din-românia-2021-2027" text:style-name="Internet_20_link" text:visited-style-name="Visited_20_Internet_20_Link"><text:span text:style-name="Emphasis"><text:span text:style-name="T13">https://www.edu.ro/smartedu-strategia-privind-digitalizarea-educa%C8%9Biei-din-rom%C3%A2nia-2021-2027</text:span></text:span></text:a><text:span text:style-name="Emphasis"><text:span text:style-name="T13">. </text:span></text:span><text:span text:style-name="Emphasis"><text:span text:style-name="T14">Accesat în mai, 2025</text:span></text:span></text:p>
      <text:p text:style-name="P22"><text:span text:style-name="T53">[</text:span><text:span text:style-name="T5">4</text:span><text:span text:style-name="T53">] Difference between Spring MVC and Spring Boot: </text:span><text:a xlink:type="simple" xlink:href="https://www.interviewbit.com/blog/difference-between-spring-mvc-and-spring-boot/" text:style-name="Internet_20_link" text:visited-style-name="Visited_20_Internet_20_Link"><text:span text:style-name="T53">https://www.interviewbit.com/blog/difference-between-spring-mvc-and-spring-boot/</text:span></text:a><text:span text:style-name="T53">. Accesat în mai, 2023.</text:span></text:p>
      <text:p text:style-name="P13"><text:span text:style-name="T2">[</text:span><text:span text:style-name="T20">5</text:span><text:span text:style-name="T2">] Introduction to Mustache: </text:span><text:a xlink:type="simple" xlink:href="https://www.baeldung.com/mustache" text:style-name="Internet_20_link" text:visited-style-name="Visited_20_Internet_20_Link"><text:span text:style-name="T2">https://www.baeldung.com/mustache</text:span></text:a><text:span text:style-name="T2">. Accesat în iunie, 2023</text:span></text:p>
      <text:p text:style-name="P13"><text:span text:style-name="T2">[</text:span><text:span text:style-name="T20">6</text:span><text:span text:style-name="T2">] How TO – Autocomplete: </text:span><text:a xlink:type="simple" xlink:href="https://www.w3schools.com/howto/howto_js_autocomplete.asp" text:style-name="Internet_20_link" text:visited-style-name="Visited_20_Internet_20_Link"><text:span text:style-name="T2">https://www.w3schools.com/howto/howto_js_autocomplete.asp</text:span></text:a><text:span text:style-name="T2">, Accesat în iunie, 2023</text:span></text:p>
      <text:p text:style-name="P24"><text:span text:style-name="T2">[</text:span><text:span text:style-name="T20">7</text:span><text:span text:style-name="T2">] Spring Security Form Login: </text:span><text:a xlink:type="simple" xlink:href="https://www.baeldung.com/spring-security-login" text:style-name="Internet_20_link" text:visited-style-name="Visited_20_Internet_20_Link"><text:span text:style-name="T2">https://www.baeldung.com/spring-security-login</text:span></text:a><text:span text:style-name="T2">. Accesat în iunie, 2023 </text:span><text:span text:style-name="T20">(????)</text:span></text:p>
      <text:p text:style-name="P29"/>
      <text:h text:style-name="P20" text:outline-level="1"><text:bookmark-start text:name="__RefHeading___Toc2357_1585336332"/><text:span text:style-name="T34">Anexe</text:span><text:bookmark-end text:name="__RefHeading___Toc2357_1585336332"/></text:h>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17:55:41.388035812</meta:creation-date>
    <dc:date>2025-05-26T10:45:13.824104888</dc:date>
    <meta:editing-duration>PT5H10M3S</meta:editing-duration>
    <meta:editing-cycles>33</meta:editing-cycles>
    <meta:generator>LibreOffice/7.6.7.2$Linux_X86_64 LibreOffice_project/60$Build-2</meta:generator>
    <meta:document-statistic meta:table-count="0" meta:image-count="0" meta:object-count="0" meta:page-count="18" meta:paragraph-count="215" meta:word-count="5361" meta:character-count="40397" meta:non-whitespace-character-count="35191"/>
  </office:meta>
</office:document-meta>
</file>